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625in"/>
    </style:style>
    <style:style style:name="Table1.D" style:family="table-column">
      <style:table-column-properties style:column-width="1.6243in"/>
    </style:style>
    <style:style style:name="Table1.1" style:family="table-row">
      <style:table-row-properties fo:keep-together="auto"/>
    </style:style>
    <style:style style:name="Table1.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Table2" style:family="table">
      <style:table-properties style:width="6.5in" fo:margin-left="0in" fo:margin-top="0in" fo:margin-bottom="0in" table:align="left"/>
    </style:style>
    <style:style style:name="Table2.A" style:family="table-column">
      <style:table-column-properties style:column-width="1.3in"/>
    </style:style>
    <style:style style:name="Table2.1" style:family="table-row">
      <style:table-row-properties fo:keep-together="auto"/>
    </style:style>
    <style:style style:name="Table2.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Table3" style:family="table">
      <style:table-properties style:width="6.5in" fo:margin-left="0in" fo:margin-top="0in" fo:margin-bottom="0in" table:align="left"/>
    </style:style>
    <style:style style:name="Table3.A" style:family="table-column">
      <style:table-column-properties style:column-width="1.625in"/>
    </style:style>
    <style:style style:name="Table3.D" style:family="table-column">
      <style:table-column-properties style:column-width="1.6243in"/>
    </style:style>
    <style:style style:name="Table3.1" style:family="table-row">
      <style:table-row-properties fo:keep-together="auto"/>
    </style:style>
    <style:style style:name="Table3.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Table4" style:family="table">
      <style:table-properties style:width="6.5in" fo:margin-left="0in" fo:margin-top="0in" fo:margin-bottom="0in" table:align="left"/>
    </style:style>
    <style:style style:name="Table4.A" style:family="table-column">
      <style:table-column-properties style:column-width="1.625in"/>
    </style:style>
    <style:style style:name="Table4.D" style:family="table-column">
      <style:table-column-properties style:column-width="1.6243in"/>
    </style:style>
    <style:style style:name="Table4.1" style:family="table-row">
      <style:table-row-properties fo:keep-together="auto"/>
    </style:style>
    <style:style style:name="Table4.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P1" style:family="paragraph" style:parent-style-name="Standard">
      <style:paragraph-properties fo:margin-top="0in" fo:margin-bottom="0.1665in" loext:contextual-spacing="false" fo:line-height="114%" fo:padding="0in" fo:border="none"/>
      <style:text-properties fo:color="#1b1c1d" style:font-name="Google Sans" fo:font-size="16pt" fo:font-style="normal" fo:font-weight="bold" style:font-name-asian="Google Sans1" style:font-size-asian="16pt" style:font-style-asian="normal" style:font-weight-asian="bold" style:font-name-complex="Google Sans1" style:font-size-complex="16pt"/>
    </style:style>
    <style:style style:name="P2" style:family="paragraph" style:parent-style-name="Standard">
      <style:paragraph-properties fo:margin-top="0in" fo:margin-bottom="0.1665in" loext:contextual-spacing="false" fo:line-height="114%" fo:padding="0in" fo:border="none"/>
      <style:text-properties fo:color="#1b1c1d" style:font-name="Google Sans" fo:font-size="15pt" fo:font-style="normal" fo:font-weight="bold" style:font-name-asian="Google Sans1" style:font-size-asian="15pt" style:font-style-asian="normal" style:font-weight-asian="bold" style:font-name-complex="Google Sans1" style:font-size-complex="15pt"/>
    </style:style>
    <style:style style:name="P3" style:family="paragraph" style:parent-style-name="Standard">
      <style:paragraph-properties fo:margin-top="0in" fo:margin-bottom="0.1665in" loext:contextual-spacing="false" fo:line-height="114%" fo:padding="0in" fo:border="none"/>
      <style:text-properties fo:color="#1b1c1d" style:font-name="Google Sans" fo:font-size="12pt" fo:font-style="normal" fo:font-weight="bold" style:font-name-asian="Google Sans1" style:font-size-asian="12pt" style:font-style-asian="normal" style:font-weight-asian="bold" style:font-name-complex="Google Sans1" style:font-size-complex="12pt"/>
    </style:style>
    <style:style style:name="P4" style:family="paragraph" style:parent-style-name="Standard">
      <style:paragraph-properties fo:margin-top="0in" fo:margin-bottom="0.1665in" loext:contextual-spacing="false" fo:line-height="114%" fo:padding="0in" fo:border="none"/>
      <style:text-properties fo:color="#1b1c1d" style:font-name="Google Sans Text" fo:font-size="12pt" fo:font-style="normal" style:font-name-asian="Google Sans Text1" style:font-size-asian="12pt" style:font-style-asian="normal" style:font-name-complex="Google Sans Text1" style:font-size-complex="12pt"/>
    </style:style>
    <style:style style:name="P5" style:family="paragraph" style:parent-style-name="Standard">
      <style:paragraph-properties fo:margin-top="0in" fo:margin-bottom="0.1665in" loext:contextual-spacing="false" fo:line-height="114%" fo:padding="0in" fo:border="none"/>
    </style:style>
    <style:style style:name="P6" style:family="paragraph" style:parent-style-name="Standard">
      <style:paragraph-properties fo:margin-top="0in" fo:margin-bottom="0.1665in" loext:contextual-spacing="false" fo:line-height="114%" fo:padding="0in" fo:border="none"/>
      <style:text-properties fo:color="#575b5f" style:text-position="super 58%" style:font-name="Google Sans Text" fo:font-size="12pt" fo:font-style="normal" style:font-name-asian="Google Sans Text1" style:font-size-asian="12pt" style:font-style-asian="normal" style:font-name-complex="Google Sans Text1" style:font-size-complex="12pt"/>
    </style:style>
    <style:style style:name="P7" style:family="paragraph" style:parent-style-name="Standard" style:master-page-name="Standard">
      <style:paragraph-properties fo:margin-top="0in" fo:margin-bottom="0.1665in" loext:contextual-spacing="false" fo:line-height="114%" style:page-number="1"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8" style:family="paragraph" style:parent-style-name="Standard">
      <style:paragraph-properties fo:line-height="114%" fo:padding="0in" fo:border="none"/>
    </style:style>
    <style:style style:name="P9" style:family="paragraph" style:parent-style-name="Standard">
      <style:paragraph-properties fo:margin-top="0.3335in" fo:margin-bottom="0.1665in" loext:contextual-spacing="false" fo:line-height="114%" fo:padding="0in" fo:border="none"/>
      <style:text-properties fo:color="#1b1c1d" style:font-name="Google Sans Text" fo:font-size="10pt" fo:font-style="normal" style:font-name-asian="Google Sans Text1" style:font-size-asian="10pt" style:font-style-asian="normal" style:font-name-complex="Google Sans Text1" style:font-size-complex="10pt"/>
    </style:style>
    <style:style style:name="P10" style:family="paragraph" style:parent-style-name="Standard">
      <style:paragraph-properties fo:margin-top="0.3335in" fo:margin-bottom="0.1665in" loext:contextual-spacing="false" fo:line-height="114%" fo:padding="0in" fo:border="none"/>
      <style:text-properties fo:color="#575b5f" style:text-position="super 58%" style:font-name="Google Sans Text" fo:font-size="12pt" fo:font-style="normal" style:font-name-asian="Google Sans Text1" style:font-size-asian="12pt" style:font-style-asian="normal" style:font-name-complex="Google Sans Text1" style:font-size-complex="12pt"/>
    </style:style>
    <style:style style:name="P11" style:family="paragraph" style:parent-style-name="Standard">
      <style:paragraph-properties fo:margin-top="0in" fo:margin-bottom="0.0835in" loext:contextual-spacing="false" fo:line-height="114%" fo:padding="0in" fo:border="none"/>
    </style:style>
    <style:style style:name="P12" style:family="paragraph" style:parent-style-name="Standard" style:list-style-name="WWNum1">
      <style:paragraph-properties fo:margin-left="0.3335in" fo:margin-right="0in" fo:margin-top="0in" fo:margin-bottom="0in" loext:contextual-spacing="false" fo:line-height="114%" fo:text-indent="-0.25in" style:auto-text-indent="false" fo:padding="0in" fo:border="none"/>
    </style:style>
    <style:style style:name="P13" style:family="paragraph" style:parent-style-name="Standard" style:list-style-name="WWNum1">
      <style:paragraph-properties fo:margin-left="0.3335in" fo:margin-right="0in" fo:margin-top="0in" fo:margin-bottom="0in" loext:contextual-spacing="false" fo:line-height="114%" fo:text-indent="-0.25in" style:auto-text-indent="false" fo:padding="0in" fo:border="none"/>
    </style:style>
    <style:style style:name="P14" style:family="paragraph" style:parent-style-name="Standard" style:list-style-name="WWNum5">
      <style:paragraph-properties fo:margin-left="0.3335in" fo:margin-right="0in" fo:margin-top="0in" fo:margin-bottom="0in" loext:contextual-spacing="false" fo:line-height="114%" fo:text-indent="-0.25in" style:auto-text-indent="false" fo:padding="0in" fo:border="none"/>
    </style:style>
    <style:style style:name="P15" style:family="paragraph" style:parent-style-name="Standard" style:list-style-name="WWNum5">
      <style:paragraph-properties fo:margin-left="0.3335in" fo:margin-right="0in" fo:margin-top="0in" fo:margin-bottom="0in" loext:contextual-spacing="false" fo:line-height="114%" fo:text-indent="-0.25in" style:auto-text-indent="false" fo:padding="0in" fo:border="none"/>
    </style:style>
    <style:style style:name="P16" style:family="paragraph" style:parent-style-name="Standard" style:list-style-name="WWNum7">
      <style:paragraph-properties fo:margin-left="0.3335in" fo:margin-right="0in" fo:margin-top="0in" fo:margin-bottom="0in" loext:contextual-spacing="false" fo:line-height="114%" fo:text-indent="-0.25in" style:auto-text-indent="false" fo:padding="0in" fo:border="none"/>
    </style:style>
    <style:style style:name="P17" style:family="paragraph" style:parent-style-name="Standard" style:list-style-name="WWNum7">
      <style:paragraph-properties fo:margin-left="0.3335in" fo:margin-right="0in" fo:margin-top="0in" fo:margin-bottom="0in" loext:contextual-spacing="false" fo:line-height="114%" fo:text-indent="-0.25in" style:auto-text-indent="false" fo:padding="0in" fo:border="none"/>
    </style:style>
    <style:style style:name="P18" style:family="paragraph" style:parent-style-name="Standard" style:list-style-name="WWNum15">
      <style:paragraph-properties fo:margin-left="0.3335in" fo:margin-right="0in" fo:margin-top="0in" fo:margin-bottom="0in" loext:contextual-spacing="false" fo:line-height="114%" fo:text-indent="-0.25in" style:auto-text-indent="false" fo:padding="0in" fo:border="none"/>
    </style:style>
    <style:style style:name="P19" style:family="paragraph" style:parent-style-name="Standard" style:list-style-name="WWNum15">
      <style:paragraph-properties fo:margin-left="0.3335in" fo:margin-right="0in" fo:margin-top="0in" fo:margin-bottom="0in" loext:contextual-spacing="false" fo:line-height="114%" fo:text-indent="-0.25in" style:auto-text-indent="false" fo:padding="0in" fo:border="none"/>
    </style:style>
    <style:style style:name="P20" style:family="paragraph" style:parent-style-name="Standard" style:list-style-name="WWNum17">
      <style:paragraph-properties fo:margin-left="0.3335in" fo:margin-right="0in" fo:margin-top="0in" fo:margin-bottom="0in" loext:contextual-spacing="false" fo:line-height="114%" fo:text-indent="-0.25in" style:auto-text-indent="false" fo:padding="0in" fo:border="none"/>
    </style:style>
    <style:style style:name="P21" style:family="paragraph" style:parent-style-name="Standard" style:list-style-name="WWNum17">
      <style:paragraph-properties fo:margin-left="0.3335in" fo:margin-right="0in" fo:margin-top="0in" fo:margin-bottom="0in" loext:contextual-spacing="false" fo:line-height="114%" fo:text-indent="-0.25in" style:auto-text-indent="false" fo:padding="0in" fo:border="none"/>
    </style:style>
    <style:style style:name="P22" style:family="paragraph" style:parent-style-name="Standard" style:list-style-name="WWNum1">
      <style:paragraph-properties fo:margin-left="0.3335in" fo:margin-right="0in" fo:margin-top="0in" fo:margin-bottom="0.0835in" loext:contextual-spacing="false" fo:line-height="114%" fo:text-indent="-0.25in" style:auto-text-indent="false" fo:padding="0in" fo:border="none"/>
    </style:style>
    <style:style style:name="P23" style:family="paragraph" style:parent-style-name="Standard" style:list-style-name="WWNum5">
      <style:paragraph-properties fo:margin-left="0.3335in" fo:margin-right="0in" fo:margin-top="0in" fo:margin-bottom="0.0835in" loext:contextual-spacing="false" fo:line-height="114%" fo:text-indent="-0.25in" style:auto-text-indent="false" fo:padding="0in" fo:border="none"/>
    </style:style>
    <style:style style:name="P24" style:family="paragraph" style:parent-style-name="Standard" style:list-style-name="WWNum7">
      <style:paragraph-properties fo:margin-left="0.3335in" fo:margin-right="0in" fo:margin-top="0in" fo:margin-bottom="0.0835in" loext:contextual-spacing="false" fo:line-height="114%" fo:text-indent="-0.25in" style:auto-text-indent="false" fo:padding="0in" fo:border="none"/>
    </style:style>
    <style:style style:name="P25" style:family="paragraph" style:parent-style-name="Standard" style:list-style-name="WWNum15">
      <style:paragraph-properties fo:margin-left="0.3335in" fo:margin-right="0in" fo:margin-top="0in" fo:margin-bottom="0.0835in" loext:contextual-spacing="false" fo:line-height="114%" fo:text-indent="-0.25in" style:auto-text-indent="false" fo:padding="0in" fo:border="none"/>
    </style:style>
    <style:style style:name="P26" style:family="paragraph" style:parent-style-name="Standard" style:list-style-name="WWNum17">
      <style:paragraph-properties fo:margin-left="0.3335in" fo:margin-right="0in" fo:margin-top="0in" fo:margin-bottom="0.0835in" loext:contextual-spacing="false" fo:line-height="114%" fo:text-indent="-0.25in" style:auto-text-indent="false" fo:padding="0in" fo:border="none"/>
    </style:style>
    <style:style style:name="P27" style:family="paragraph" style:parent-style-name="Standard">
      <style:paragraph-properties fo:margin-top="0.1665in" fo:margin-bottom="0.1665in" loext:contextual-spacing="false" fo:line-height="114%" fo:padding="0in" fo:border="none"/>
    </style:style>
    <style:style style:name="P28" style:family="paragraph" style:parent-style-name="Standard">
      <style:paragraph-properties fo:margin-top="0.1665in" fo:margin-bottom="0.1665in" loext:contextual-spacing="false" fo:line-height="114%" fo:padding="0in" fo:border="none"/>
      <style:text-properties fo:color="#1b1c1d" style:font-name="Google Sans Text" fo:font-size="12pt" fo:font-style="normal" style:font-name-asian="Google Sans Text1" style:font-size-asian="12pt" style:font-style-asian="normal" style:font-name-complex="Google Sans Text1" style:font-size-complex="12pt"/>
    </style:style>
    <style:style style:name="P29" style:family="paragraph" style:parent-style-name="Standard" style:list-style-name="WWNum6">
      <style:paragraph-properties fo:margin-left="0.3228in" fo:margin-right="0in" fo:margin-top="0in" fo:margin-bottom="0in" loext:contextual-spacing="false" fo:line-height="114%" fo:text-indent="-0.25in" style:auto-text-indent="false" fo:padding="0in" fo:border="none"/>
    </style:style>
    <style:style style:name="P30" style:family="paragraph" style:parent-style-name="Standard" style:list-style-name="WWNum6">
      <style:paragraph-properties fo:margin-left="0.3228in" fo:margin-right="0in" fo:margin-top="0in" fo:margin-bottom="0in" loext:contextual-spacing="false" fo:line-height="114%" fo:text-indent="-0.25in" style:auto-text-indent="false" fo:padding="0in" fo:border="none"/>
    </style:style>
    <style:style style:name="P31" style:family="paragraph" style:parent-style-name="Standard" style:list-style-name="WWNum8">
      <style:paragraph-properties fo:margin-left="0.3228in" fo:margin-right="0in" fo:margin-top="0in" fo:margin-bottom="0in" loext:contextual-spacing="false" fo:line-height="114%" fo:text-indent="-0.25in" style:auto-text-indent="false" fo:padding="0in" fo:border="none"/>
    </style:style>
    <style:style style:name="P32" style:family="paragraph" style:parent-style-name="Standard" style:list-style-name="WWNum8">
      <style:paragraph-properties fo:margin-left="0.3228in" fo:margin-right="0in" fo:margin-top="0in" fo:margin-bottom="0in" loext:contextual-spacing="false" fo:line-height="114%" fo:text-indent="-0.25in" style:auto-text-indent="false" fo:padding="0in" fo:border="none"/>
    </style:style>
    <style:style style:name="P33" style:family="paragraph" style:parent-style-name="Standard" style:list-style-name="WWNum11">
      <style:paragraph-properties fo:margin-left="0.3228in" fo:margin-right="0in" fo:margin-top="0in" fo:margin-bottom="0in" loext:contextual-spacing="false" fo:line-height="114%" fo:text-indent="-0.25in" style:auto-text-indent="false" fo:padding="0in" fo:border="none"/>
    </style:style>
    <style:style style:name="P34" style:family="paragraph" style:parent-style-name="Standard" style:list-style-name="WWNum11">
      <style:paragraph-properties fo:margin-left="0.3228in" fo:margin-right="0in" fo:margin-top="0in" fo:margin-bottom="0in" loext:contextual-spacing="false" fo:line-height="114%" fo:text-indent="-0.25in" style:auto-text-indent="false" fo:padding="0in" fo:border="none"/>
    </style:style>
    <style:style style:name="P35" style:family="paragraph" style:parent-style-name="Standard" style:list-style-name="WWNum12">
      <style:paragraph-properties fo:margin-left="0.3228in" fo:margin-right="0in" fo:margin-top="0in" fo:margin-bottom="0in" loext:contextual-spacing="false" fo:line-height="114%" fo:text-indent="-0.25in" style:auto-text-indent="false" fo:padding="0in" fo:border="none"/>
    </style:style>
    <style:style style:name="P36" style:family="paragraph" style:parent-style-name="Standard" style:list-style-name="WWNum12">
      <style:paragraph-properties fo:margin-left="0.3228in" fo:margin-right="0in" fo:margin-top="0in" fo:margin-bottom="0in" loext:contextual-spacing="false" fo:line-height="114%" fo:text-indent="-0.25in" style:auto-text-indent="false" fo:padding="0in" fo:border="none"/>
    </style:style>
    <style:style style:name="P37" style:family="paragraph" style:parent-style-name="Standard" style:list-style-name="WWNum14">
      <style:paragraph-properties fo:margin-left="0.3228in" fo:margin-right="0in" fo:margin-top="0in" fo:margin-bottom="0in" loext:contextual-spacing="false" fo:line-height="114%" fo:text-indent="-0.25in" style:auto-text-indent="false" fo:padding="0in" fo:border="none"/>
    </style:style>
    <style:style style:name="P38" style:family="paragraph" style:parent-style-name="Standard" style:list-style-name="WWNum14">
      <style:paragraph-properties fo:margin-left="0.3228in" fo:margin-right="0in" fo:margin-top="0in" fo:margin-bottom="0in" loext:contextual-spacing="false" fo:line-height="114%" fo:text-indent="-0.25in" style:auto-text-indent="false" fo:padding="0in" fo:border="none"/>
    </style:style>
    <style:style style:name="P39" style:family="paragraph" style:parent-style-name="Standard" style:list-style-name="WWNum16">
      <style:paragraph-properties fo:margin-left="0.3228in" fo:margin-right="0in" fo:margin-top="0in" fo:margin-bottom="0in" loext:contextual-spacing="false" fo:line-height="114%" fo:text-indent="-0.25in" style:auto-text-indent="false" fo:padding="0in" fo:border="none"/>
    </style:style>
    <style:style style:name="P40" style:family="paragraph" style:parent-style-name="Standard" style:list-style-name="WWNum16">
      <style:paragraph-properties fo:margin-left="0.3228in" fo:margin-right="0in" fo:margin-top="0in" fo:margin-bottom="0in" loext:contextual-spacing="false" fo:line-height="114%" fo:text-indent="-0.25in" style:auto-text-indent="false" fo:padding="0in" fo:border="none"/>
    </style:style>
    <style:style style:name="P41" style:family="paragraph" style:parent-style-name="Standard" style:list-style-name="WWNum18">
      <style:paragraph-properties fo:margin-left="0.3228in" fo:margin-right="0in" fo:margin-top="0in" fo:margin-bottom="0in" loext:contextual-spacing="false" fo:line-height="114%" fo:text-indent="-0.25in" style:auto-text-indent="false" fo:padding="0in" fo:border="none"/>
    </style:style>
    <style:style style:name="P42" style:family="paragraph" style:parent-style-name="Standard" style:list-style-name="WWNum18">
      <style:paragraph-properties fo:margin-left="0.3228in" fo:margin-right="0in" fo:margin-top="0in" fo:margin-bottom="0in" loext:contextual-spacing="false" fo:line-height="114%" fo:text-indent="-0.25in" style:auto-text-indent="false" fo:padding="0in" fo:border="none"/>
    </style:style>
    <style:style style:name="P43" style:family="paragraph" style:parent-style-name="Standard" style:list-style-name="WWNum2">
      <style:paragraph-properties fo:margin-left="0.3228in" fo:margin-right="0in" fo:margin-top="0in" fo:margin-bottom="0in" loext:contextual-spacing="false" fo:line-height="114%" fo:text-indent="-0.25in" style:auto-text-indent="false" fo:padding="0in" fo:border="none"/>
    </style:style>
    <style:style style:name="P44" style:family="paragraph" style:parent-style-name="Standard" style:list-style-name="WWNum2">
      <style:paragraph-properties fo:margin-left="0.3228in" fo:margin-right="0in" fo:margin-top="0in" fo:margin-bottom="0in" loext:contextual-spacing="false" fo:line-height="114%" fo:text-indent="-0.25in" style:auto-text-indent="false" fo:padding="0in" fo:border="none"/>
    </style:style>
    <style:style style:name="P45" style:family="paragraph" style:parent-style-name="Standard" style:list-style-name="WWNum3">
      <style:paragraph-properties fo:margin-left="0.3228in" fo:margin-right="0in" fo:margin-top="0in" fo:margin-bottom="0in" loext:contextual-spacing="false" fo:line-height="114%" fo:text-indent="-0.25in" style:auto-text-indent="false" fo:padding="0in" fo:border="none"/>
    </style:style>
    <style:style style:name="P46" style:family="paragraph" style:parent-style-name="Standard" style:list-style-name="WWNum3">
      <style:paragraph-properties fo:margin-left="0.3228in" fo:margin-right="0in" fo:margin-top="0in" fo:margin-bottom="0in" loext:contextual-spacing="false" fo:line-height="114%" fo:text-indent="-0.25in" style:auto-text-indent="false" fo:padding="0in" fo:border="none"/>
    </style:style>
    <style:style style:name="P47" style:family="paragraph" style:parent-style-name="Standard" style:list-style-name="WWNum6">
      <style:paragraph-properties fo:margin-left="0.3228in" fo:margin-right="0in" fo:margin-top="0in" fo:margin-bottom="0.0835in" loext:contextual-spacing="false" fo:line-height="114%" fo:text-indent="-0.25in" style:auto-text-indent="false" fo:padding="0in" fo:border="none"/>
    </style:style>
    <style:style style:name="P48" style:family="paragraph" style:parent-style-name="Standard" style:list-style-name="WWNum8">
      <style:paragraph-properties fo:margin-left="0.3228in" fo:margin-right="0in" fo:margin-top="0in" fo:margin-bottom="0.0835in" loext:contextual-spacing="false" fo:line-height="114%" fo:text-indent="-0.25in" style:auto-text-indent="false" fo:padding="0in" fo:border="none"/>
    </style:style>
    <style:style style:name="P49" style:family="paragraph" style:parent-style-name="Standard" style:list-style-name="WWNum11">
      <style:paragraph-properties fo:margin-left="0.3228in" fo:margin-right="0in" fo:margin-top="0in" fo:margin-bottom="0.0835in" loext:contextual-spacing="false" fo:line-height="114%" fo:text-indent="-0.25in" style:auto-text-indent="false" fo:padding="0in" fo:border="none"/>
    </style:style>
    <style:style style:name="P50" style:family="paragraph" style:parent-style-name="Standard" style:list-style-name="WWNum12">
      <style:paragraph-properties fo:margin-left="0.3228in" fo:margin-right="0in" fo:margin-top="0in" fo:margin-bottom="0.0835in" loext:contextual-spacing="false" fo:line-height="114%" fo:text-indent="-0.25in" style:auto-text-indent="false" fo:padding="0in" fo:border="none"/>
    </style:style>
    <style:style style:name="P51" style:family="paragraph" style:parent-style-name="Standard" style:list-style-name="WWNum14">
      <style:paragraph-properties fo:margin-left="0.3228in" fo:margin-right="0in" fo:margin-top="0in" fo:margin-bottom="0.0835in" loext:contextual-spacing="false" fo:line-height="114%" fo:text-indent="-0.25in" style:auto-text-indent="false" fo:padding="0in" fo:border="none"/>
    </style:style>
    <style:style style:name="P52" style:family="paragraph" style:parent-style-name="Standard" style:list-style-name="WWNum16">
      <style:paragraph-properties fo:margin-left="0.3228in" fo:margin-right="0in" fo:margin-top="0in" fo:margin-bottom="0.0835in" loext:contextual-spacing="false" fo:line-height="114%" fo:text-indent="-0.25in" style:auto-text-indent="false" fo:padding="0in" fo:border="none"/>
    </style:style>
    <style:style style:name="P53" style:family="paragraph" style:parent-style-name="Standard" style:list-style-name="WWNum18">
      <style:paragraph-properties fo:margin-left="0.3228in" fo:margin-right="0in" fo:margin-top="0in" fo:margin-bottom="0.0835in" loext:contextual-spacing="false" fo:line-height="114%" fo:text-indent="-0.25in" style:auto-text-indent="false" fo:padding="0in" fo:border="none"/>
    </style:style>
    <style:style style:name="P54" style:family="paragraph" style:parent-style-name="Standard" style:list-style-name="WWNum2">
      <style:paragraph-properties fo:margin-left="0.3228in" fo:margin-right="0in" fo:margin-top="0in" fo:margin-bottom="0.0835in" loext:contextual-spacing="false" fo:line-height="114%" fo:text-indent="-0.25in" style:auto-text-indent="false" fo:padding="0in" fo:border="none"/>
    </style:style>
    <style:style style:name="P55" style:family="paragraph" style:parent-style-name="Standard" style:list-style-name="WWNum3">
      <style:paragraph-properties fo:margin-left="0.3228in" fo:margin-right="0in" fo:margin-top="0in" fo:margin-bottom="0.0835in" loext:contextual-spacing="false" fo:line-height="114%" fo:text-indent="-0.25in" style:auto-text-indent="false" fo:padding="0in" fo:border="none"/>
    </style:style>
    <style:style style:name="P56" style:family="paragraph" style:parent-style-name="Standard" style:list-style-name="WWNum9">
      <style:paragraph-properties fo:margin-left="0.6043in" fo:margin-right="0in" fo:margin-top="0in" fo:margin-bottom="0in" loext:contextual-spacing="false" fo:line-height="114%" fo:text-indent="-0.25in" style:auto-text-indent="false" fo:padding="0in" fo:border="none"/>
    </style:style>
    <style:style style:name="P57" style:family="paragraph" style:parent-style-name="Standard" style:list-style-name="WWNum9">
      <style:paragraph-properties fo:margin-left="0.6043in" fo:margin-right="0in" fo:margin-top="0in" fo:margin-bottom="0in" loext:contextual-spacing="false" fo:line-height="114%" fo:text-indent="-0.25in" style:auto-text-indent="false" fo:padding="0in" fo:border="none"/>
    </style:style>
    <style:style style:name="P58" style:family="paragraph" style:parent-style-name="Standard" style:list-style-name="WWNum10">
      <style:paragraph-properties fo:margin-left="0.6043in" fo:margin-right="0in" fo:margin-top="0in" fo:margin-bottom="0in" loext:contextual-spacing="false" fo:line-height="114%" fo:text-indent="-0.25in" style:auto-text-indent="false" fo:padding="0in" fo:border="none"/>
    </style:style>
    <style:style style:name="P59" style:family="paragraph" style:parent-style-name="Standard" style:list-style-name="WWNum10">
      <style:paragraph-properties fo:margin-left="0.6043in" fo:margin-right="0in" fo:margin-top="0in" fo:margin-bottom="0in" loext:contextual-spacing="false" fo:line-height="114%" fo:text-indent="-0.25in" style:auto-text-indent="false" fo:padding="0in" fo:border="none"/>
    </style:style>
    <style:style style:name="P60" style:family="paragraph" style:parent-style-name="Standard" style:list-style-name="WWNum13">
      <style:paragraph-properties fo:margin-left="0.6043in" fo:margin-right="0in" fo:margin-top="0in" fo:margin-bottom="0in" loext:contextual-spacing="false" fo:line-height="114%" fo:text-indent="-0.25in" style:auto-text-indent="false" fo:padding="0in" fo:border="none"/>
    </style:style>
    <style:style style:name="P61" style:family="paragraph" style:parent-style-name="Standard" style:list-style-name="WWNum13">
      <style:paragraph-properties fo:margin-left="0.6043in" fo:margin-right="0in" fo:margin-top="0in" fo:margin-bottom="0in" loext:contextual-spacing="false" fo:line-height="114%" fo:text-indent="-0.25in" style:auto-text-indent="false" fo:padding="0in" fo:border="none"/>
    </style:style>
    <style:style style:name="P62" style:family="paragraph" style:parent-style-name="Standard">
      <style:paragraph-properties fo:margin-top="0.1665in" fo:margin-bottom="0.0835in" loext:contextual-spacing="false" fo:line-height="114%" fo:padding="0in" fo:border="none"/>
    </style:style>
    <style:style style:name="P63" style:family="paragraph" style:parent-style-name="Standard">
      <style:paragraph-properties fo:margin-top="0.1665in" fo:margin-bottom="0in" loext:contextual-spacing="false" fo:line-height="114%" fo:padding="0in" fo:border="none"/>
    </style:style>
    <style:style style:name="P64" style:family="paragraph" style:parent-style-name="Standard">
      <style:paragraph-properties fo:margin-top="0in" fo:margin-bottom="0.1772in" loext:contextual-spacing="false" fo:line-height="114%" fo:padding="0in" fo:border="none"/>
    </style:style>
    <style:style style:name="P65" style:family="paragraph" style:parent-style-name="Standard" style:list-style-name="WWNum4">
      <style:paragraph-properties fo:margin-left="0.4165in" fo:margin-right="0in" fo:text-indent="-0.25in" style:auto-text-indent="false" fo:padding="0in" fo:border="none"/>
    </style:style>
    <style:style style:name="P66" style:family="paragraph" style:parent-style-name="Heading_20_1">
      <style:paragraph-properties fo:margin-top="0in" fo:margin-bottom="0.0835in" loext:contextual-spacing="false" fo:line-height="114%" fo:padding="0in" fo:border="none"/>
    </style:style>
    <style:style style:name="P67" style:family="paragraph" style:parent-style-name="Heading_20_3">
      <style:paragraph-properties fo:margin-top="0in" fo:margin-bottom="0.0835in" loext:contextual-spacing="false" fo:line-height="114%" fo:padding="0in" fo:border="none"/>
    </style:style>
    <style:style style:name="P68" style:family="paragraph" style:parent-style-name="Heading_20_2">
      <style:paragraph-properties fo:margin-top="0in" fo:margin-bottom="0.0835in" loext:contextual-spacing="false" fo:line-height="114%" fo:padding="0in" fo:border="none"/>
    </style:style>
    <style:style style:name="P69" style:family="paragraph" style:parent-style-name="Heading_20_2">
      <style:paragraph-properties fo:margin-top="0in" fo:margin-bottom="0.0835in" loext:contextual-spacing="false" fo:line-height="114%" fo:padding="0in" fo:border="none"/>
      <style:text-properties fo:color="#1b1c1d" style:font-name="Google Sans" fo:font-size="15pt" style:font-name-asian="Google Sans1" style:font-size-asian="15pt" style:font-name-complex="Google Sans1" style:font-size-complex="15pt"/>
    </style:style>
    <style:style style:name="P70" style:family="paragraph" style:parent-style-name="Heading_20_4">
      <style:paragraph-properties fo:margin-top="0in" fo:margin-bottom="0.1772in" loext:contextual-spacing="false" fo:line-height="100%" fo:padding="0in" fo:border="none"/>
    </style:style>
    <style:style style:name="T1" style:family="text">
      <style:text-properties fo:color="#1b1c1d" style:font-name="Google Sans" fo:font-size="16pt" fo:font-style="normal" fo:font-weight="bold" style:font-name-asian="Google Sans1" style:font-size-asian="16pt" style:font-style-asian="normal" style:font-weight-asian="bold" style:font-name-complex="Google Sans1" style:font-size-complex="16pt"/>
    </style:style>
    <style:style style:name="T2" style:family="text">
      <style:text-properties fo:color="#1b1c1d" style:font-name="Google Sans" fo:font-size="15pt" fo:font-style="normal" fo:font-weight="bold" style:font-name-asian="Google Sans1" style:font-size-asian="15pt" style:font-style-asian="normal" style:font-weight-asian="bold" style:font-name-complex="Google Sans1" style:font-size-complex="15pt"/>
    </style:style>
    <style:style style:name="T3" style:family="text">
      <style:text-properties fo:color="#1b1c1d" style:font-name="Google Sans" fo:font-size="12pt" fo:font-style="normal" fo:font-weight="bold" style:font-name-asian="Google Sans1" style:font-size-asian="12pt" style:font-style-asian="normal" style:font-weight-asian="bold" style:font-name-complex="Google Sans1" style:font-size-complex="12pt"/>
    </style:style>
    <style:style style:name="T4" style:family="text">
      <style:text-properties fo:color="#1b1c1d" style:font-name="Google Sans Text" fo:font-size="12pt" fo:font-style="normal" style:font-name-asian="Google Sans Text1" style:font-size-asian="12pt" style:font-style-asian="normal" style:font-name-complex="Google Sans Text1" style:font-size-complex="12pt"/>
    </style:style>
    <style:style style:name="T5" style:family="text">
      <style:text-properties fo:color="#1b1c1d" style:font-name="Google Sans Text" fo:font-size="12pt" fo:font-style="normal" fo:font-weight="bold" style:font-name-asian="Google Sans Text1" style:font-size-asian="12pt" style:font-style-asian="normal" style:font-weight-asian="bold" style:font-name-complex="Google Sans Text1" style:font-size-complex="12pt"/>
    </style:style>
    <style:style style:name="T6" style:family="text">
      <style:text-properties fo:color="#1b1c1d" style:font-name="Google Sans Text" fo:font-size="12pt" fo:font-style="italic" style:font-name-asian="Google Sans Text1" style:font-size-asian="12pt" style:font-style-asian="italic" style:font-name-complex="Google Sans Text1" style:font-size-complex="12pt"/>
    </style:style>
    <style:style style:name="T7" style:family="text">
      <style:text-properties fo:color="#1b1c1d" style:font-name="Google Sans Text" fo:font-size="10pt" fo:font-style="normal" style:font-name-asian="Google Sans Text1" style:font-size-asian="10pt" style:font-style-asian="normal" style:font-name-complex="Google Sans Text1" style:font-size-complex="10pt"/>
    </style:style>
    <style:style style:name="T8" style:family="text">
      <style:text-properties fo:color="#1b1c1d" style:font-name="Google Sans Text" fo:font-size="10pt" fo:font-style="italic" style:font-name-asian="Google Sans Text1" style:font-size-asian="10pt" style:font-style-asian="italic" style:font-name-complex="Google Sans Text1" style:font-size-complex="10pt"/>
    </style:style>
    <style:style style:name="T9" style:family="text">
      <style:text-properties fo:color="#575b5f" style:text-position="super 58%" style:font-name="Google Sans Text" fo:font-size="12pt" fo:font-style="normal" style:font-name-asian="Google Sans Text1" style:font-size-asian="12pt" style:font-style-asian="normal" style:font-name-complex="Google Sans Text1" style:font-size-complex="12pt"/>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11" style:family="text">
      <style:text-properties style:font-name="Google Sans Text" style:font-name-asian="Google Sans Text1" style:font-name-complex="Google Sans Text1"/>
    </style:style>
    <style:style style:name="T12" style:family="text">
      <style:text-properties style:font-name="Google Sans" style:font-name-asian="Google Sans1" style:font-name-complex="Google Sans1"/>
    </style:style>
    <style:style style:name="T13" style:family="text">
      <style:text-properties style:font-name="Google Sans" fo:font-size="12pt" style:font-name-asian="Google Sans1" style:font-size-asian="12pt" style:font-name-complex="Google Sans1" style:font-size-complex="12pt"/>
    </style:style>
    <style:style style:name="T14" style:family="text">
      <style:text-properties fo:color="#0000ee" style:font-name="Google Sans" fo:font-size="12pt" style:text-underline-style="solid" style:text-underline-width="auto" style:text-underline-color="font-color" style:font-name-asian="Google Sans1" style:font-size-asian="12pt" style:font-name-complex="Google Sans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66"><text:span text:style-name="T1">XENBlocks, X1, and the Xenial Quantum Economy: An Exploration of Computation, Consciousness, and Emergent Value</text:span></text:p>
      <text:p text:style-name="P1"/>
      <text:p text:style-name="P1"/>
      <text:p text:style-name="P68"><text:span text:style-name="T2">I. Introduction: Bridging Computation, Consciousness, and Quantum Economics</text:span></text:p>
      <text:p text:style-name="P2"/>
      <text:p text:style-name="P5"><text:span text:style-name="T4">This report undertakes a comprehensive examination of the XENBlocks protocol, its foundational X1 blockchain, and their conceptual integration within the ambitious framework of the Xenial Quantum Economy (XQE). The central inquiry navigates the complex interplay between these technological systems and a paradigm wherein consciousness, drawing from notions articulated by thinkers such as Federico Faggin, is posited not merely as an emergent property of matter but as a fundamental constituent of reality, potentially capable of influencing informational and energetic dynamics. A particular focus will be Faggin's concept of "attention as a component of free will through which time (time coefficient attached) can be given/attributed," a recurring analytical thread throughout this document.</text:span></text:p>
      <text:p text:style-name="P5"><text:span text:style-name="T4">The XENBlocks protocol emerges as a Proof-of-Work (PoW) system, engineered with an emphasis on fair and accessible mining processes.</text:span><text:span text:style-name="T9">1</text:span><text:span text:style-name="T4"> This system is built upon the X1 blockchain, a Layer 1 infrastructure characterized by its compatibility with the Solana Virtual Machine (SVM) and distinctive consensus mechanisms.</text:span><text:span text:style-name="T9">2</text:span><text:span text:style-name="T4"> Layered atop these technological components is the Xenial Quantum Economy (XQE), a theoretical economic model predicated on quantum principles and the fundamental nature of consciousness. The XQE seeks to redefine core concepts such as value, substance, and time, proposing a radical departure from classical economic thought.</text:span><text:span text:style-name="T9">3</text:span></text:p>
      <text:p text:style-name="P5"><text:span text:style-name="T4">The subsequent sections of this report will systematically dissect these components. The analysis will commence with the technical underpinnings of the X1 blockchain and the XENBlocks protocol, proceed to an exposition of the abstract and often speculative framework of the XQE, and culminate in an exploration of their proposed synthesis, with particular attention to the role attributed to consciousness and its temporal implications.</text:span></text:p>
      <text:p text:style-name="P5"><text:span text:style-name="T4">The endeavor to fuse computational science, quantum physics, economic theory, and the philosophy of mind into a cohesive system represents a significant intellectual undertaking. The XENBlocks and X1 components provide a tangible technological base </text:span><text:span text:style-name="T9">2</text:span><text:span text:style-name="T4">, while the XQE introduces a deeply philosophical and quantum-informed economic superstructure.</text:span><text:span text:style-name="T9">3</text:span><text:span text:style-name="T4"> The explicit incorporation of advanced, and at times non-standard, physics and consciousness concepts, such as those found in the XQE conceptual framework </text:span><text:span text:style-name="T9">3</text:span><text:span text:style-name="T4">, signals an ambition that transcends the typical scope of cryptocurrency projects. It suggests a deliberate effort to construct a system reflecting a profoundly different worldview regarding the nature of reality, the function of consciousness, and the genesis of value.</text:span></text:p>
      <text:p text:style-name="P5"><text:span text:style-name="T4">However, the highly abstract and speculative dimensions of the XQE, particularly its integration of consciousness and novel physical theories, present considerable challenges. Concepts such as "Substance" being "weighted" by "focused attention" or a "Time Coefficient" modulated by conscious input </text:span><text:span text:style-name="T9">3</text:span><text:span text:style-name="T4"> are far removed from conventional scientific and economic metrics. Bridging these notions with concrete operational mechanisms like PoW mining in XENBlocks or SVM-based smart contracts on X1 is a non-trivial task. Consequently, a primary challenge lies in translating these profound philosophical and theoretical propositions into verifiable and operational functionalities within the blockchain architecture, and subsequently communicating this complex vision with clarity and cogency to a wider audience. While the technical elements may function independently, their</text:span></text:p>
      <text:p text:style-name="P5"><text:span text:style-name="T6">raison d'être</text:span><text:span text:style-name="T4"> within the XQE necessitates a substantial conceptual leap.</text:span></text:p>
      <text:p text:style-name="P4"/>
      <text:p text:style-name="P68"><text:span text:style-name="T2">II. The X1 Blockchain: A Foundation for a New Economy</text:span></text:p>
      <text:p text:style-name="P2"/>
      <text:p text:style-name="P5"><text:span text:style-name="T4">The X1 blockchain is positioned as the foundational infrastructure intended to support the XENBlocks protocol and, by extension, elements of the Xenial Quantum Economy. Its architecture and economic model exhibit specific design choices aimed at performance, scalability, and accessibility.</text:span></text:p>
      <text:p text:style-name="P4"/>
      <text:p text:style-name="P67"><text:span text:style-name="T3">A. Architectural Deep Dive</text:span></text:p>
      <text:p text:style-name="P3"/>
      <text:p text:style-name="P5"><text:span text:style-name="T4">The X1 blockchain is described as a high-performance, high-throughput, monolithic Layer 1 (L1) platform.</text:span><text:span text:style-name="T9">2</text:span><text:span text:style-name="T4"> This architectural paradigm signifies that core blockchain functionalities—execution, consensus, and data availability—are handled within a single, integrated layer. Such a design often aims for optimized communication between components and potentially higher overall performance compared to layered or sharded architectures, though it can present its own scalability challenges.</text:span></text:p>
      <text:p text:style-name="P5"><text:soft-page-break/><text:span text:style-name="T4">A critical feature of X1 is its full compatibility with the Solana Virtual Machine (SVM).</text:span><text:span text:style-name="T9">2</text:span><text:span text:style-name="T4"> The SVM is renowned for its capacity for parallel transaction processing, a capability inherited from Solana's Sealevel technology, which allows for the simultaneous execution of non-overlapping smart contracts.</text:span><text:span text:style-name="T9">4</text:span><text:span text:style-name="T4"> This contrasts sharply with the sequential transaction processing model of the Ethereum Virtual Machine (EVM). By adopting SVM, X1 inherently prioritizes high throughput and low-latency execution, with smart contract development primarily utilizing languages such as Rust and C.</text:span><text:span text:style-name="T9">4</text:span></text:p>
      <text:p text:style-name="P5"><text:span text:style-name="T4">It is essential to differentiate this X1 blockchain, associated with XENBlocks and documented at docs.x1.xyz, from other entities employing the "X1" designation. Notably, OKX has developed an X1 network which is a ZK-powered Layer 2 solution built using the Polygon Chain Development Kit (CDK), designed to connect the OKX and Ethereum ecosystems.</text:span><text:span text:style-name="T9">6</text:span><text:span text:style-name="T4"> This OKX X1 is architecturally distinct, being an L2 focused on scaling Ethereum, whereas the X1 relevant to this report is an L1 with its own consensus and execution environment. Other unrelated projects include X1 EcoChain, focusing on energy-efficient nodes and Proof-of-Authority consensus </text:span><text:span text:style-name="T9">8</text:span><text:span text:style-name="T4">, BlockDAG’s X1 Miner App for mobile BDAG coin mining </text:span><text:span text:style-name="T9">9</text:span><text:span text:style-name="T4">, and Cypherock X1, an open-source hardware wallet.</text:span><text:span text:style-name="T9">10</text:span><text:span text:style-name="T4"> This report focuses exclusively on the L1 SVM blockchain that forms the substrate for XENBlocks.</text:span></text:p>
      <text:p text:style-name="P5"><text:span text:style-name="T4">The strategic selection of SVM underscores a clear commitment to high performance. However, an apparent discrepancy arises when comparing the official X1 documentation with the XENBlocks whitepaper. While docs.x1.xyz unequivocally states SVM compatibility </text:span><text:span text:style-name="T9">2</text:span><text:span text:style-name="T4">, the XENBlocks whitepaper v0.1 refers to "Ethereum compatible programmability through the use of Smart Contracts".</text:span><text:span text:style-name="T9">12</text:span><text:span text:style-name="T4"> Given that SVM is not natively EVM-compatible, these statements appear contradictory. A possible reconciliation could involve the X1 team developing or planning a compatibility layer, akin to Neon EVM on Solana, which allows EVM-based contracts to run on an SVM environment. Alternatively, the XENBlocks whitepaper might be referencing a broader ecosystem ambition or an earlier design iteration. For the L1 itself, the SVM architecture stated in X1's own documentation should be considered the definitive design choice, implying a potential evolution in the project's strategy or a multi-faceted approach to attract developers from different ecosystems.</text:span></text:p>
      <text:p text:style-name="P4"/>
      <text:p text:style-name="P67"><text:span text:style-name="T3">B. Consensus Mechanism and Network Economics</text:span></text:p>
      <text:p text:style-name="P3"/>
      <text:p text:style-name="P5"><text:span text:style-name="T4">The X1 network introduces a notable feature in its consensus mechanism: "zero-cost votes".</text:span><text:span text:style-name="T9">2</text:span><text:span text:style-name="T4"> This design implies that validators are not required to expend network fees for submitting consensus votes. The stated aim is to substantially lower the operational costs for validators, estimated at approximately 5 USD per day, thereby reducing barriers to entry and encouraging broader participation in securing the network.</text:span><text:span text:style-name="T9">2</text:span><text:span text:style-name="T4"> This approach contrasts with some Proof-of-Stake (PoS) networks where vote transactions themselves can incur fees.</text:span></text:p>
      <text:p text:style-name="P5"><text:span text:style-name="T4">To manage network congestion and prevent spam, X1 implements "congestion-reflective dynamic base fees".</text:span><text:span text:style-name="T9">2</text:span><text:span text:style-name="T4"> This mechanism adjusts transaction fees based on the demand for block space, a model conceptually similar to Ethereum's EIP-1559. Such a system aims to create a more predictable fee market and ensure that network resources are priced according to usage.</text:span></text:p>
      <text:p text:style-name="P5"><text:span text:style-name="T4">Validators on the X1 network are incentivized through several avenues: voting rewards for participation in consensus, commissions earned from users who delegate their stake to them, block rewards for producing new blocks, and an "incentivized bootstrap bonus program" designed to encourage early participation.</text:span><text:span text:style-name="T9">2</text:span><text:span text:style-name="T4"> The "zero-cost votes" feature significantly impacts validator economics. While it lowers entry barriers, it also means that validator revenue streams will depend more heavily on block subsidies, the volume of transactions (and thus fees collected), and the success of incentive programs, rather than direct payment for voting actions. The long-term sustainability of this model, particularly after any initial bootstrap phase, warrants careful economic analysis, as it may heighten the network's sensitivity to the native token's price (which influences the value of block subsidies) and overall transaction activity.</text:span></text:p>
      <text:p text:style-name="P4"/>
      <text:p text:style-name="P67"><text:span text:style-name="T3">C. Ecosystem and Development</text:span></text:p>
      <text:p text:style-name="P3"/>
      <text:p text:style-name="P5"><text:span text:style-name="T4">The X1 blockchain currently operates a testnet, referred to as the X1 SVM Testnet, which has attracted a considerable number of validators. While one source mentions over 150 validators </text:span><text:span text:style-name="T9">2</text:span><text:span text:style-name="T4">, the validator dashboard</text:span></text:p>
      <text:p text:style-name="P5"><text:span text:style-name="T4">x1val.online has shown figures such as 416 total nodes.</text:span><text:span text:style-name="T9">13</text:span><text:span text:style-name="T4"> This dashboard provides real-time monitoring of validator performance on the testnet.</text:span></text:p>
      <text:p text:style-name="P5"><text:span text:style-name="T4">Developer support includes resources for building applications, instructions for creating programs (smart contracts) on X1, and support for Metaplex, a suite of tools for creating and managing NFTs, widely used in the Solana ecosystem.</text:span><text:span text:style-name="T9">2</text:span><text:span text:style-name="T4"> Evidence of active development also appears in job postings seeking developers for an "X1 DEX" (Decentralized Exchange), described as a Solana fork aiming to adapt Raydium's functionalities for the X1 blockchain.</text:span><text:span text:style-name="T9">14</text:span></text:p>
      <text:p text:style-name="P5"><text:span text:style-name="T4">Regarding the native token of the X1 network, the official documentation </text:span><text:span text:style-name="T9">2</text:span><text:span text:style-name="T4"> does not explicitly name a primary token used for staking or core governance functions, separate from the XNM token. XNM (Xenium), the token generated by XENBlocks mining, is designated as the utility token for paying gas fees on the X1 network.</text:span><text:span text:style-name="T9">12</text:span><text:span text:style-name="T4"> Furthermore, a reference suggests that XNM can be staked to yield "XN".</text:span><text:span text:style-name="T9">16</text:span><text:span text:style-name="T4"> This "XN" could represent the native staking and governance token of the X1 blockchain or a derivative asset within the broader ecosystem. The precise relationship and distinction between XNM and XN, and any other native X1 assets, require further clarification from more detailed tokenomics documentation.</text:span></text:p>
      <text:p text:style-name="P5"><text:span text:style-name="T4">The high-performance design of X1, particularly its use of SVM, positions it as a suitable candidate to serve as the technical substrate for the "Quantum Ledger Network" (QLN) envisioned in the XQE framework.</text:span><text:span text:style-name="T9">3</text:span><text:span text:style-name="T4"> The QLN is conceptualized to manage quantum states and track complex interactions. X1's capacity could handle the "decohered" or classical data outputs from such a system. XENBlocks, as the PoW mechanism for X1, produces XNM, which is explicitly identified as a "Symbolic Substance Token" within the XQE.</text:span><text:span text:style-name="T9">1</text:span><text:span text:style-name="T4"> This interconnectedness suggests that X1 is logically situated to be the underlying ledger system upon which the QLN would be built or with which it would intimately interact, managing the classical records of XQE's "live information" flows.</text:span></text:p>
      <text:p text:style-name="P5"><text:span text:style-name="T5">Table 1: X1 Blockchain - Key Architectural and Economic Features</text:span></text:p>
      <table:table table:name="Table1" table:style-name="Table1">
        <table:table-column table:style-name="Table1.A" table:number-columns-repeated="3"/>
        <table:table-column table:style-name="Table1.D"/>
        <text:soft-page-break/>
        <table:table-row table:style-name="Table1.1">
          <table:table-cell table:style-name="Table1.A1" office:value-type="string">
            <text:p text:style-name="P8"><text:span text:style-name="T7">Feature</text:span></text:p>
          </table:table-cell>
          <table:table-cell table:style-name="Table1.A1" office:value-type="string">
            <text:p text:style-name="P8"><text:span text:style-name="T7">Description</text:span></text:p>
          </table:table-cell>
          <table:table-cell table:style-name="Table1.A1" office:value-type="string">
            <text:p text:style-name="P8"><text:span text:style-name="T7">Source Snippet(s)</text:span></text:p>
          </table:table-cell>
          <table:table-cell table:style-name="Table1.A1" office:value-type="string">
            <text:p text:style-name="P8"><text:span text:style-name="T7">Implication/Relevance to XQE/XENBlocks</text:span></text:p>
          </table:table-cell>
        </table:table-row>
        <table:table-row table:style-name="Table1.1">
          <table:table-cell table:style-name="Table1.A1" office:value-type="string">
            <text:p text:style-name="P8"><text:span text:style-name="T7">Layer Type</text:span></text:p>
          </table:table-cell>
          <table:table-cell table:style-name="Table1.A1" office:value-type="string">
            <text:p text:style-name="P8"><text:span text:style-name="T7">Monolithic Layer 1 blockchain.</text:span></text:p>
          </table:table-cell>
          <table:table-cell table:style-name="Table1.A1" office:value-type="string">
            <text:p text:style-name="P8"><text:span text:style-name="T9">2</text:span></text:p>
          </table:table-cell>
          <table:table-cell table:style-name="Table1.A1" office:value-type="string">
            <text:p text:style-name="P8"><text:span text:style-name="T7">Handles all core functions on a single layer, aiming for performance and simplicity as a base for XENBlocks and XQE components.</text:span></text:p>
          </table:table-cell>
        </table:table-row>
        <table:table-row table:style-name="Table1.1">
          <table:table-cell table:style-name="Table1.A1" office:value-type="string">
            <text:p text:style-name="P8"><text:span text:style-name="T7">Virtual Machine</text:span></text:p>
          </table:table-cell>
          <table:table-cell table:style-name="Table1.A1" office:value-type="string">
            <text:p text:style-name="P8"><text:span text:style-name="T7">Fully compatible with Solana Virtual Machine (SVM).</text:span></text:p>
          </table:table-cell>
          <table:table-cell table:style-name="Table1.A1" office:value-type="string">
            <text:p text:style-name="P8"><text:span text:style-name="T9">2</text:span></text:p>
          </table:table-cell>
          <table:table-cell table:style-name="Table1.A1" office:value-type="string">
            <text:p text:style-name="P8"><text:span text:style-name="T7">Enables high throughput via parallel transaction processing (Sealevel), suitable for potentially complex XQE interactions. Uses Rust/C for smart contracts.</text:span></text:p>
          </table:table-cell>
        </table:table-row>
        <table:table-row table:style-name="Table1.1">
          <table:table-cell table:style-name="Table1.A1" office:value-type="string">
            <text:p text:style-name="P8"><text:span text:style-name="T7">Consensus Detail</text:span></text:p>
          </table:table-cell>
          <table:table-cell table:style-name="Table1.A1" office:value-type="string">
            <text:p text:style-name="P8"><text:span text:style-name="T7">Zero-cost votes for validators.</text:span></text:p>
          </table:table-cell>
          <table:table-cell table:style-name="Table1.A1" office:value-type="string">
            <text:p text:style-name="P8"><text:span text:style-name="T9">2</text:span></text:p>
          </table:table-cell>
          <table:table-cell table:style-name="Table1.A1" office:value-type="string">
            <text:p text:style-name="P8"><text:span text:style-name="T7">Lowers barrier to entry for validators, aiming for greater decentralization. Validator economics rely more on subsidies and fees.</text:span></text:p>
          </table:table-cell>
        </table:table-row>
        <table:table-row table:style-name="Table1.1">
          <table:table-cell table:style-name="Table1.A1" office:value-type="string">
            <text:p text:style-name="P8"><text:span text:style-name="T7">Fee Mechanism</text:span></text:p>
          </table:table-cell>
          <table:table-cell table:style-name="Table1.A1" office:value-type="string">
            <text:p text:style-name="P8"><text:span text:style-name="T7">Congestion-reflective dynamic base fees (akin to EIP-1559).</text:span></text:p>
          </table:table-cell>
          <table:table-cell table:style-name="Table1.A1" office:value-type="string">
            <text:p text:style-name="P8"><text:span text:style-name="T9">2</text:span></text:p>
          </table:table-cell>
          <table:table-cell table:style-name="Table1.A1" office:value-type="string">
            <text:p text:style-name="P8"><text:span text:style-name="T7">Aims to prevent transaction underpricing and spam, creating a stable fee market for X1 transactions, including those involving XNM and XQE assets.</text:span></text:p>
          </table:table-cell>
        </table:table-row>
        <table:table-row table:style-name="Table1.1">
          <table:table-cell table:style-name="Table1.A1" office:value-type="string">
            <text:p text:style-name="P8"><text:span text:style-name="T7">Native Token / Utility Token</text:span></text:p>
          </table:table-cell>
          <table:table-cell table:style-name="Table1.A1" office:value-type="string">
            <text:p text:style-name="P8"><text:span text:style-name="T7">XNM (Xenium from XENBlocks) used as Gas.</text:span><text:span text:style-name="T9">12</text:span><text:span text:style-name="T7"> XNM can be staked for "XN yield".</text:span><text:span text:style-name="T9">16</text:span><text:span text:style-name="T7"> (Full details of "XN" or a primary X1 token TBD).</text:span></text:p>
          </table:table-cell>
          <table:table-cell table:style-name="Table1.A1" office:value-type="string">
            <text:p text:style-name="P8"><text:span text:style-name="T9">12</text:span></text:p>
          </table:table-cell>
          <table:table-cell table:style-name="Table1.A1" office:value-type="string">
            <text:p text:style-name="P8"><text:span text:style-name="T7">XNM is the primary utility token for X1 operations. "XN" suggests a potential native staking/governance asset or reward token, integral to X1's economy and potentially to XQE's value system.</text:span></text:p>
          </table:table-cell>
        </table:table-row>
        <table:table-row table:style-name="Table1.1">
          <table:table-cell table:style-name="Table1.A1" office:value-type="string">
            <text:p text:style-name="P8"><text:span text:style-name="T7">Integration with XENBlocks</text:span></text:p>
          </table:table-cell>
          <table:table-cell table:style-name="Table1.A1" office:value-type="string">
            <text:p text:style-name="P8"><text:span text:style-name="T7">XENBlocks is the PoW component of X1. Utilizes X1 compressed rollup technology for integrating hashes.</text:span><text:span text:style-name="T9">1</text:span></text:p>
          </table:table-cell>
          <table:table-cell table:style-name="Table1.A1" office:value-type="string">
            <text:p text:style-name="P8"><text:span text:style-name="T9">1</text:span></text:p>
          </table:table-cell>
          <table:table-cell table:style-name="Table1.A1" office:value-type="string">
            <text:p text:style-name="P8"><text:span text:style-name="T7">XENBlocks provides the foundational PoW security and XNM token generation for the X1 network. The "rollup technology" hints at an efficient mechanism for anchoring PoW data onto the X1 L1, supporting the hybrid PoW/PoS model.</text:span></text:p>
          </table:table-cell>
        </table:table-row>
      </table:table>
      <text:p text:style-name="P9"/>
      <text:p text:style-name="P68"><text:span text:style-name="T2">III. XENBlocks: Proof of Work in the X1 Ecosystem</text:span></text:p>
      <text:p text:style-name="P2"/>
      <text:p text:style-name="P5"><text:span text:style-name="T4">XENBlocks constitutes the Proof-of-Work (PoW) engine of the X1 network, designed with specific philosophies regarding accessibility, fairness, and security. It generates the XNM (Xenium) token, which plays a multifaceted role within the X1 blockchain and the broader Xenial Quantum Economy.</text:span></text:p>
      <text:p text:style-name="P4"/>
      <text:p text:style-name="P67"><text:span text:style-name="T3">A. Core Purpose and Design Philosophy</text:span></text:p>
      <text:p text:style-name="P3"/>
      <text:p text:style-name="P5"><text:span text:style-name="T4">The primary function of XENBlocks is to serve as the PoW element for the X1 network, drawing inspiration from Bitcoin's model of immutability and data consistency through work-based block generation.</text:span><text:span text:style-name="T9">1</text:span><text:span text:style-name="T4"> A significant design goal is to mitigate the high barriers to entry often encountered by newcomers in the cryptocurrency space. XENBlocks aims to provide an almost immediate reward in the form of the XNM token upon successful block validation, thereby promoting self-custody and circumventing the KYC procedures, privacy compromises, and delays associated with centralized exchanges.</text:span><text:span text:style-name="T9">1</text:span><text:span text:style-name="T4"> The emphasis on "fair mining" is central to its philosophy, underpinning the choice of its hashing algorithm.</text:span></text:p>
      <text:p text:style-name="P5"><text:span text:style-name="T4">This commitment to fairness and accessibility appears to be a core tenet of the XEN project. The selection of the Argon2id hashing algorithm </text:span><text:span text:style-name="T9">1</text:span><text:span text:style-name="T4"> and the explicit objective of lowering entry barriers </text:span><text:span text:style-name="T9">1</text:span><text:span text:style-name="T4"> are direct technical implementations of a philosophical stance favoring decentralization and resistance against mining centralization. This aligns with the "first principles of crypto" frequently invoked by the XEN community </text:span><text:span text:style-name="T9">17</text:span><text:span text:style-name="T4">, suggesting an attempt to create a more democratized and equitable PoW system.</text:span></text:p>
      <text:p text:style-name="P4"/>
      <text:p text:style-name="P67"><text:span text:style-name="T3">B. Technical Architecture: The Argon2 Hashing Algorithm</text:span></text:p>
      <text:p text:style-name="P3"/>
      <text:p text:style-name="P5"><text:span text:style-name="T4">XENBlocks employs the Argon2 hashing algorithm </text:span><text:span text:style-name="T9">1</text:span><text:span text:style-name="T4">, with the XenBlocks whitepaper v0.1 specifying the Argon2id variant.</text:span><text:span text:style-name="T9">12</text:span><text:span text:style-name="T4"> Argon2 was the victor of the Password Hashing Competition in 2015 and has since been standardized in RFC 9106, attesting to its cryptographic robustness.</text:span><text:span text:style-name="T9">18</text:span></text:p>
      <text:p text:style-name="P11"><text:span text:style-name="T4">Argon2id exhibits several key properties that make it suitable for XENBlocks' design objectives:</text:span></text:p>
      <text:list xml:id="list900381646" text:style-name="WWNum1">
        <text:list-item>
          <text:p text:style-name="P12"><text:span text:style-name="T5">Memory-Hardness:</text:span><text:span text:style-name="T4"> Argon2 is intentionally memory-hard, requiring substantial Random Access Memory (RAM) for efficient computation.</text:span><text:span text:style-name="T9">18</text:span><text:span text:style-name="T4"> This characteristic makes it inherently resistant to brute-force attacks from hardware optimized for raw computational throughput but limited in memory per processing unit, such as GPUs and ASICs. By leveling the playing field, memory-hardness promotes mining decentralization, making it more viable for individuals using general-purpose CPUs.</text:span></text:p>
        </text:list-item>
        <text:list-item>
          <text:p text:style-name="P12"><text:span text:style-name="T5">Resistance to Attacks:</text:span><text:span text:style-name="T4"> Argon2id is a hybrid variant that synergizes the strengths of its predecessors. It incorporates Argon2d's data-dependent memory access, which offers strong resistance against GPU-based cracking attempts, and Argon2i's data-independent memory access, which provides protection against side-channel timing attacks.</text:span><text:span text:style-name="T9">20</text:span><text:span text:style-name="T4"> This balanced profile makes Argon2id the generally recommended variant for password hashing and similar applications.</text:span><text:span text:style-name="T9">18</text:span></text:p>
        </text:list-item>
        <text:list-item>
          <text:p text:style-name="P22"><text:span text:style-name="T5">Configurable Parameters:</text:span><text:span text:style-name="T4"> The Argon2 algorithm is highly configurable through parameters such as memory cost (m), time cost (t, representing the number of iterations or passes over memory), and the degree of parallelism (p, the number of parallel threads).</text:span><text:span text:style-name="T9">18</text:span><text:span text:style-name="T4"> These parameters allow the XENBlocks protocol to be fine-tuned to achieve a desired level of security and to adapt to the prevailing hardware landscape, ensuring sustained resistance against evolving attack capabilities.</text:span></text:p>
        </text:list-item>
      </text:list>
      <text:p text:style-name="P27"><text:span text:style-name="T4">The choice of Argon2id aligns directly with XENBlocks' stated goals of fostering fair mining practices and enhancing Sybil resistance within the X1 network.</text:span><text:span text:style-name="T9">12</text:span><text:span text:style-name="T4"> By making it computationally expensive for miners with specialized, non-memory-intensive hardware to dominate the network, Argon2id supports a more distributed and equitable mining ecosystem.</text:span></text:p>
      <text:p text:style-name="P4"/>
      <text:p text:style-name="P67"><text:span text:style-name="T3">C. Mining Process and Rewards</text:span></text:p>
      <text:p text:style-name="P3"><text:soft-page-break/></text:p>
      <text:p text:style-name="P5"><text:span text:style-name="T4">In the XENBlocks system, miners compete to solve a cryptographic challenge predicated on the Argon2id algorithm.</text:span><text:span text:style-name="T9">12</text:span><text:span text:style-name="T4"> The first miner to successfully find a valid solution generates a new block and is rewarded. The XEN ecosystem provides various official and community-developed tools to facilitate this process, including CPU and GPU miners (implemented in Python and C++), as well as scripts and configurations for leveraging cloud GPU services like Vast.ai for mining operations.</text:span><text:span text:style-name="T9">17</text:span></text:p>
      <text:p text:style-name="P5"><text:span text:style-name="T4">The direct reward for successfully mining a XenBlock is the Xenium (XNM) token.</text:span><text:span text:style-name="T9">1</text:span><text:span text:style-name="T4"> In typical PoW systems, block rewards comprise two main components: a block subsidy, which consists of newly minted coins, and transaction fees collected from the transactions included within the validated block.</text:span><text:span text:style-name="T9">24</text:span><text:span text:style-name="T4"> The XenBlocks whitepaper explicitly states that Xenium (XNM) serves as Gas—the fee required to process transactions—on the X1 network.</text:span><text:span text:style-name="T9">12</text:span></text:p>
      <text:p text:style-name="P6"/>
      <text:p text:style-name="P67"><text:span text:style-name="T3">D. The XNM (Xenium) Token</text:span></text:p>
      <text:p text:style-name="P3"/>
      <text:p text:style-name="P11"><text:span text:style-name="T4">XNM is generated exclusively through the PoW mining process on XENBlocks.</text:span><text:span text:style-name="T9">1</text:span><text:span text:style-name="T4"> Its utility extends beyond merely being a mined reward:</text:span></text:p>
      <text:list xml:id="list3746457823" text:style-name="WWNum5">
        <text:list-item>
          <text:p text:style-name="P14"><text:span text:style-name="T5">Gas Token:</text:span><text:span text:style-name="T4"> As mentioned, XNM is the designated token for paying transaction fees (Gas) on the X1 blockchain.</text:span><text:span text:style-name="T9">12</text:span><text:span text:style-name="T4"> This is a fundamental utility that ensures demand for XNM proportional to network activity.</text:span></text:p>
        </text:list-item>
        <text:list-item>
          <text:p text:style-name="P14"><text:span text:style-name="T5">Staking for Block Proposer Role:</text:span><text:span text:style-name="T4"> A significant aspect of XNM's utility, detailed in the XenBlocks whitepaper </text:span><text:span text:style-name="T9">12</text:span><text:span text:style-name="T4">, is its role in the X1 network's hybrid consensus mechanism. Miners who accumulate XNM can stake their tokens to become eligible for election as block proposers within X1's Proof-of-Stake layer. This function elevates XNM from a simple gas token to an asset that grants participation rights in the network's transaction validation and ordering process.</text:span></text:p>
        </text:list-item>
        <text:list-item>
          <text:p text:style-name="P23"><text:span text:style-name="T5">Staking for XN Yield:</text:span><text:span text:style-name="T4"> Further utility is suggested by information indicating that XNM can be staked to earn "XN yield".</text:span><text:span text:style-name="T9">16</text:span><text:span text:style-name="T4"> This implies an additional staking mechanism, potentially distinct from the block proposer role, that rewards XNM holders with a different token, "XN," which could be the primary governance or staking token of the X1 L1 itself or a specialized reward asset.</text:span></text:p>
        </text:list-item>
      </text:list>
      <text:p text:style-name="P27"><text:span text:style-name="T4">This multifaceted utility gives XNM a more profound role in the ecosystem. Miners are not only securing the network via PoW but also have pathways to become stakeholders in the PoS layer, participate in block proposal, and earn further yields. This design can foster a more deeply engaged and incentivized miner community, whose interests are aligned with the overall health and governance of the X1 network.</text:span></text:p>
      <text:p text:style-name="P4"/>
      <text:p text:style-name="P67"><text:span text:style-name="T3">E. Integration with X1 Blockchain</text:span></text:p>
      <text:p text:style-name="P3"/>
      <text:p text:style-name="P5"><text:span text:style-name="T4">XENBlocks is intrinsically linked to the X1 blockchain, forming its PoW-based security and immutability layer.</text:span><text:span text:style-name="T9">12</text:span><text:span text:style-name="T4"> The documentation mentions that XENBlocks utilizes "X1 compressed rollup technology," which allows hashes (presumably PoW solutions or block attestations) to be efficiently bundled and integrated into the X1 Blockchain.</text:span><text:span text:style-name="T9">1</text:span><text:span text:style-name="T4"> This "compressed rollup" terminology is noteworthy. While X1 is an L1, this suggests a sophisticated internal mechanism where XENBlocks might function akin to a specialized PoW attestation layer, with its state or proofs being efficiently committed to the X1 main chain. This could be a novel architectural approach to combine the robust security of PoW with the scalability objectives of the X1 L1, potentially differing from traditional monolithic PoW chains where every block is a full network block.</text:span></text:p>
      <text:p text:style-name="P11"><text:span text:style-name="T4">The XenBlocks whitepaper </text:span><text:span text:style-name="T9">12</text:span><text:span text:style-name="T4"> outlines a hybrid consensus model for X1:</text:span></text:p>
      <text:list xml:id="list895303351" text:style-name="WWNum6">
        <text:list-item>
          <text:p text:style-name="P29"><text:span text:style-name="T4">The PoW layer consists of XENBlocks miners, an open and permissionless group, who generate Xenium (XNM) by solving Argon2id challenges.</text:span></text:p>
        </text:list-item>
        <text:list-item>
          <text:p text:style-name="P29"><text:span text:style-name="T4">Crucially, these PoW miners also participate in validating (voting on) blocks that are proposed by a distinct group of PoS Coordinators or Block Proposers.</text:span></text:p>
        </text:list-item>
        <text:list-item>
          <text:p text:style-name="P47"><text:span text:style-name="T4">Eligibility to become a Block Proposer is determined by staking XNM tokens.</text:span><text:span text:style-name="T10"><text:line-break/></text:span><text:span text:style-name="T4">This architecture aims to achieve a "delegated consensus within a single blockchain layer, separating transaction confirmations (done by POS layer) from block immutability provided by the POW layer".12 Transaction finality is handled rapidly by the PoS layer, while long-term security and resistance to censorship are anchored by the computationally intensive PoW layer.</text:span></text:p>
        </text:list-item>
      </text:list>
      <text:p text:style-name="P27"><text:span text:style-name="T5">Table 2: XENBlocks Protocol - Core Components and Mechanisms</text:span></text:p>
      <table:table table:name="Table2" table:style-name="Table2">
        <table:table-column table:style-name="Table2.A" table:number-columns-repeated="5"/>
        <text:soft-page-break/>
        <table:table-row table:style-name="Table2.1">
          <table:table-cell table:style-name="Table2.A1" office:value-type="string">
            <text:p text:style-name="P8"><text:span text:style-name="T7">Component/Mechanism</text:span></text:p>
          </table:table-cell>
          <table:table-cell table:style-name="Table2.A1" office:value-type="string">
            <text:p text:style-name="P8"><text:span text:style-name="T7">Description</text:span></text:p>
          </table:table-cell>
          <table:table-cell table:style-name="Table2.A1" office:value-type="string">
            <text:p text:style-name="P8"><text:span text:style-name="T7">Key Parameters/Features</text:span></text:p>
          </table:table-cell>
          <table:table-cell table:style-name="Table2.A1" office:value-type="string">
            <text:p text:style-name="P8"><text:span text:style-name="T7">Source Snippet(s)</text:span></text:p>
          </table:table-cell>
          <table:table-cell table:style-name="Table2.A1" office:value-type="string">
            <text:p text:style-name="P8"><text:span text:style-name="T7">Role in X1/XQE</text:span></text:p>
          </table:table-cell>
        </table:table-row>
        <table:table-row table:style-name="Table2.1">
          <table:table-cell table:style-name="Table2.A1" office:value-type="string">
            <text:p text:style-name="P8"><text:span text:style-name="T7">Proof of Work Algorithm</text:span></text:p>
          </table:table-cell>
          <table:table-cell table:style-name="Table2.A1" office:value-type="string">
            <text:p text:style-name="P8"><text:span text:style-name="T7">Argon2id, a memory-hard hashing algorithm.</text:span></text:p>
          </table:table-cell>
          <table:table-cell table:style-name="Table2.A1" office:value-type="string">
            <text:p text:style-name="P8"><text:span text:style-name="T7">Memory-hard, resistant to GPU/ASIC, side-channel resistant, configurable (memory, time, parallelism).</text:span></text:p>
          </table:table-cell>
          <table:table-cell table:style-name="Table2.A1" office:value-type="string">
            <text:p text:style-name="P8"><text:span text:style-name="T9">1</text:span></text:p>
          </table:table-cell>
          <table:table-cell table:style-name="Table2.A1" office:value-type="string">
            <text:p text:style-name="P8"><text:span text:style-name="T7">Ensures fair mining, promotes decentralization, provides Sybil resistance, secures the X1 network's PoW layer.</text:span></text:p>
          </table:table-cell>
        </table:table-row>
        <table:table-row table:style-name="Table2.1">
          <table:table-cell table:style-name="Table2.A1" office:value-type="string">
            <text:p text:style-name="P8"><text:span text:style-name="T7">Mining Reward Token</text:span></text:p>
          </table:table-cell>
          <table:table-cell table:style-name="Table2.A1" office:value-type="string">
            <text:p text:style-name="P8"><text:span text:style-name="T7">XNM (Xenium).</text:span></text:p>
          </table:table-cell>
          <table:table-cell table:style-name="Table2.A1" office:value-type="string">
            <text:p text:style-name="P8"><text:span text:style-name="T7">Generated via PoW mining.</text:span></text:p>
          </table:table-cell>
          <table:table-cell table:style-name="Table2.A1" office:value-type="string">
            <text:p text:style-name="P8"><text:span text:style-name="T9">1</text:span></text:p>
          </table:table-cell>
          <table:table-cell table:style-name="Table2.A1" office:value-type="string">
            <text:p text:style-name="P8"><text:span text:style-name="T7">Primary reward for miners; acts as a "Symbolic Substance Token" in XQE, representing computational work/discovery.</text:span></text:p>
          </table:table-cell>
        </table:table-row>
        <table:table-row table:style-name="Table2.1">
          <table:table-cell table:style-name="Table2.A1" office:value-type="string">
            <text:p text:style-name="P8"><text:span text:style-name="T7">XNM Utility</text:span></text:p>
          </table:table-cell>
          <table:table-cell table:style-name="Table2.A1" office:value-type="string">
            <text:p text:style-name="P8"><text:span text:style-name="T7">Used as Gas on X1; can be staked by miners to become Block Proposers in X1's PoS layer; can be staked for "XN yield".</text:span></text:p>
          </table:table-cell>
          <table:table-cell table:style-name="Table2.A1" office:value-type="string">
            <text:p text:style-name="P8"><text:span text:style-name="T7">Gas payments, staking for consensus participation, yield generation.</text:span></text:p>
          </table:table-cell>
          <table:table-cell table:style-name="Table2.A1" office:value-type="string">
            <text:p text:style-name="P8"><text:span text:style-name="T9">12</text:span></text:p>
          </table:table-cell>
          <table:table-cell table:style-name="Table2.A1" office:value-type="string">
            <text:p text:style-name="P8"><text:span text:style-name="T7">Facilitates X1 network operations; integrates PoW miners into PoS consensus; provides additional economic incentives; fundamental to XQE's "Symbolic Substance" layer.</text:span></text:p>
          </table:table-cell>
        </table:table-row>
        <table:table-row table:style-name="Table2.1">
          <table:table-cell table:style-name="Table2.A1" office:value-type="string">
            <text:p text:style-name="P8"><text:span text:style-name="T7">Integration with X1</text:span></text:p>
          </table:table-cell>
          <table:table-cell table:style-name="Table2.A1" office:value-type="string">
            <text:p text:style-name="P8"><text:span text:style-name="T7">Serves as X1's PoW layer; uses "X1 compressed rollup technology" for hash integration; part of a hybrid PoW/PoS consensus model where PoW provides immutability and PoS handles transaction confirmation.</text:span></text:p>
          </table:table-cell>
          <table:table-cell table:style-name="Table2.A1" office:value-type="string">
            <text:p text:style-name="P8"><text:span text:style-name="T7">PoW for security, rollup for efficiency, hybrid consensus for speed and immutability.</text:span></text:p>
          </table:table-cell>
          <table:table-cell table:style-name="Table2.A1" office:value-type="string">
            <text:p text:style-name="P8"><text:span text:style-name="T9">1</text:span></text:p>
          </table:table-cell>
          <table:table-cell table:style-name="Table2.A1" office:value-type="string">
            <text:p text:style-name="P8"><text:span text:style-name="T7">XENBlocks provides the foundational security and XNM token for X1. The hybrid model aims to combine the best of both PoW and PoS.</text:span></text:p>
          </table:table-cell>
        </table:table-row>
        <table:table-row table:style-name="Table2.1">
          <table:table-cell table:style-name="Table2.A1" office:value-type="string">
            <text:p text:style-name="P8"><text:span text:style-name="T7">Mining Accessibility</text:span></text:p>
          </table:table-cell>
          <table:table-cell table:style-name="Table2.A1" office:value-type="string">
            <text:p text:style-name="P8"><text:span text:style-name="T7">Designed for fair mining, aiming to lower entry barriers. Various CPU/GPU mining tools available, including for cloud services.</text:span></text:p>
          </table:table-cell>
          <table:table-cell table:style-name="Table2.A1" office:value-type="string">
            <text:p text:style-name="P8"><text:span text:style-name="T7">Argon2id choice, availability of open-source miners.</text:span></text:p>
          </table:table-cell>
          <table:table-cell table:style-name="Table2.A1" office:value-type="string">
            <text:p text:style-name="P8"><text:span text:style-name="T9">1</text:span></text:p>
          </table:table-cell>
          <table:table-cell table:style-name="Table2.A1" office:value-type="string">
            <text:p text:style-name="P8"><text:span text:style-name="T7">Promotes decentralization of mining power, aligns with "first principles of crypto," allows broader participation in generating XNM, the foundational "Substance" for XQE.</text:span></text:p>
          </table:table-cell>
        </table:table-row>
      </table:table>
      <text:p text:style-name="P9"/>
      <text:p text:style-name="P68"><text:span text:style-name="T2">IV. The Xenial Quantum Economy (XQE): A Conceptual Framework</text:span></text:p>
      <text:p text:style-name="P2"/>
      <text:p text:style-name="P5"><text:span text:style-name="T4">The Xenial Quantum Economy (XQE) represents a radical rethinking of economic principles, deeply interwoven with concepts from quantum physics, information theory, and the philosophy of consciousness.</text:span><text:span text:style-name="T9">3</text:span><text:span text:style-name="T4"> It moves beyond traditional economic models by proposing a universe where consciousness is fundamental and participatory, and where value is derived from interactions with a deeper, potential-rich reality.</text:span></text:p>
      <text:p text:style-name="P4"/>
      <text:p text:style-name="P67"><text:span text:style-name="T3">A. Core Philosophy</text:span></text:p>
      <text:p text:style-name="P3"/>
      <text:p text:style-name="P11"><text:span text:style-name="T4">The XQE framework is built upon several core philosophical tenets </text:span><text:span text:style-name="T9">3</text:span><text:span text:style-name="T4">:</text:span></text:p>
      <text:list xml:id="list715862079" text:style-name="WWNum7">
        <text:list-item>
          <text:p text:style-name="P16"><text:span text:style-name="T5">Consciousness as Fundamental:</text:span><text:span text:style-name="T4"> Unlike materialistic views where consciousness is an emergent property of complex matter, XQE posits consciousness as an irreducible, foundational aspect of reality—referred to as "One" or the ultimate source. Matter, energy, space, and time are considered manifestations </text:span><text:span text:style-name="T6">within</text:span><text:span text:style-name="T4"> or </text:span><text:span text:style-name="T6">from</text:span><text:span text:style-name="T4"> this primordial consciousness.</text:span></text:p>
        </text:list-item>
        <text:list-item>
          <text:p text:style-name="P16"><text:span text:style-name="T5">Participatory Reality:</text:span><text:span text:style-name="T4"> The universe is not a static, objective stage observed passively. Instead, it is a dynamic, co-created reality, continually shaped by the interactions of conscious entities (termed "seities" or agents) with the patterns they access and manifest. Observation itself is an act of participation that influences reality, echoing John Wheeler's "participatory universe" concept.</text:span></text:p>
        </text:list-item>
        <text:list-item>
          <text:p text:style-name="P16"><text:span text:style-name="T5">Quantum Principles as Foundational:</text:span><text:span text:style-name="T4"> The underlying "operating system" of this reality is quantum. Phenomena such as non-locality, entanglement, superposition, and indeterminism are not anomalous exceptions but core features. Classical, deterministic reality is viewed as an emergent property arising through processes like decoherence.</text:span></text:p>
        </text:list-item>
        <text:list-item>
          <text:p text:style-name="P16"><text:span text:style-name="T5">Information &amp; Meaning as Primary (Faggin's "Live Information"):</text:span><text:span text:style-name="T4"> The universe is fundamentally informational, but this information is inseparable from meaning, qualia (subjective experience), and knowing. XQE explicitly incorporates Federico Faggin's concept of "live information"—the indivisible fusion of symbolic structure (syntax) and semantic meaning—as the essential "currency" of interaction among conscious entities.</text:span></text:p>
        </text:list-item>
        <text:list-item>
          <text:p text:style-name="P16"><text:span text:style-name="T5">Purposeful Evolution:</text:span><text:span text:style-name="T4"> The evolution of the universe, including its expansion, is not random but is guided by an inherent drive towards greater self-knowing, complexity, and conscious experience. This is attributed to a "Creative Principle."</text:span></text:p>
        </text:list-item>
        <text:list-item>
          <text:p text:style-name="P24"><text:span text:style-name="T5">Ethical Imperative:</text:span><text:span text:style-name="T4"> Recognizing the role of conscious entities as co-creators imbues their participation with profound ethical responsibility. The XQE framework thus prioritizes alignment with principles that foster collective well-being, sustainability, and the flourishing of diverse forms of consciousness.</text:span></text:p>
        </text:list-item>
      </text:list>
      <text:p text:style-name="P28"/>
      <text:p text:style-name="P67"><text:span text:style-name="T3">B. Redefined Fundamental Concepts</text:span></text:p>
      <text:p text:style-name="P3"/>
      <text:p text:style-name="P11"><text:span text:style-name="T4">Within this philosophical context, XQE redefines several fundamental concepts </text:span><text:span text:style-name="T9">3</text:span><text:span text:style-name="T4">:</text:span></text:p>
      <text:list xml:id="list3464764640" text:style-name="WWNum8">
        <text:list-item>
          <text:p text:style-name="P31"><text:span text:style-name="T5">Substance:</text:span><text:span text:style-name="T4"> This is not material "stuff" in the classical sense. Instead, substance is the </text:span><text:span text:style-name="T6">capacity to interface with and manifest potentiality</text:span><text:span text:style-name="T4"> from the ultimate source (variously termed the Quantum Vacuum, Platonic Space, or "One"). Manifestations of substance include quantum fields, live information, dynamic interaction patterns, and consciousness itself. A key innovation is the concept of "weighting": substance is not uniform; its "density" or "significance" in any given system or region is "weighted" by the focused attention (conscious time investment) it receives. This weighting is reflected in its stability against decoherence, i.e., a higher Time Coefficient.</text:span></text:p>
        </text:list-item>
        <text:list-item>
          <text:p text:style-name="P31"><text:span text:style-name="T5">Information Spectrum:</text:span><text:span text:style-name="T4"> Information exists on a continuum:</text:span></text:p>
        </text:list-item>
      </text:list>
      <text:list xml:id="list952253828" text:style-name="WWNum9">
        <text:list-item>
          <text:list>
            <text:list-item>
              <text:p text:style-name="P56"><text:soft-page-break/><text:span text:style-name="T6">Quantum Information:</text:span><text:span text:style-name="T4"> Pure potentiality, imbued with private meaning (qualia), represented by pure quantum states which are inherently non-clonable.</text:span></text:p>
            </text:list-item>
            <text:list-item>
              <text:p text:style-name="P56"><text:span text:style-name="T6">Live Information (Faggin):</text:span><text:span text:style-name="T4"> Dynamic, quantum-classical information that embodies both symbol (syntax) and meaning (semantics). This is the medium of interaction for conscious entities and complex living systems.</text:span></text:p>
            </text:list-item>
            <text:list-item>
              <text:p text:style-name="P56"><text:span text:style-name="T4">Classical Information: Decoded, statistically averaged, shareable symbols (bits), representing the "collapsed" or decohered aspect of reality.</text:span><text:span text:style-name="T10"><text:line-break/></text:span><text:span text:style-name="T4">A crucial assertion is the primacy of meaning: the semantic aspect (knowing) precedes and gives rise to the syntactic aspect (symbols, knowledge).</text:span></text:p>
            </text:list-item>
          </text:list>
        </text:list-item>
      </text:list>
      <text:list xml:id="list183710683126790" text:continue-list="list3464764640" text:style-name="WWNum8">
        <text:list-item>
          <text:p text:style-name="P31"><text:span text:style-name="T5">Time:</text:span><text:span text:style-name="T4"> Time is also multifaceted:</text:span></text:p>
        </text:list-item>
      </text:list>
      <text:list xml:id="list2964023547" text:style-name="WWNum10">
        <text:list-item>
          <text:list>
            <text:list-item>
              <text:p text:style-name="P58"><text:span text:style-name="T6">Quantum Time:</text:span><text:span text:style-name="T4"> The underlying, non-linear, probabilistic evolution of quantum states (potentiality).</text:span></text:p>
            </text:list-item>
            <text:list-item>
              <text:p text:style-name="P58"><text:span text:style-name="T6">Classical Time:</text:span><text:span text:style-name="T4"> The emergent, apparently linear sequence of decoherence events ("collapse" of the wave function) as quantum time interfaces with classical space.</text:span></text:p>
            </text:list-item>
            <text:list-item>
              <text:p text:style-name="P58"><text:span text:style-name="T6">Time as Live Information:</text:span><text:span text:style-name="T4"> The very </text:span><text:span text:style-name="T6">process</text:span><text:span text:style-name="T4"> of decoherence and state transition is considered live information, carrying the signature of the interactions that caused it.</text:span></text:p>
            </text:list-item>
            <text:list-item>
              <text:p text:style-name="P58"><text:span text:style-name="T5">Time Coefficient (TC):</text:span><text:span text:style-name="T4"> This is a pivotal metric, defined as the </text:span><text:span text:style-name="T6">rate of decoherence</text:span><text:span text:style-name="T4">. A high TC indicates slow decoherence, translating to high stability, persistence, and a greater degree of focused attention or "weight." Conversely, a low TC signifies rapid decoherence and lower stability/attention. The TC is proposed as an </text:span><text:span text:style-name="T6">observational signature</text:span><text:span text:style-name="T4"> of a system's interaction with its environment and the conscious attention it garners.</text:span><text:span text:style-name="T9">3</text:span></text:p>
            </text:list-item>
          </text:list>
        </text:list-item>
      </text:list>
      <text:list xml:id="list183712578384991" text:continue-list="list183710683126790" text:style-name="WWNum8">
        <text:list-item>
          <text:p text:style-name="P31"><text:span text:style-name="T5">Agency &amp; Consciousness:</text:span><text:span text:style-name="T4"> Agency is the inherent capacity to initiate transformations, present across a spectrum from fundamental physical interactions to complex cognitive actions. Consciousness is where agency occurs in its highest, most compressed form, characterized by self-awareness, qualia, free will, and the capacity for non-algorithmic understanding of meaning. Consciousness itself is considered fundamentally quantum.</text:span></text:p>
        </text:list-item>
        <text:list-item>
          <text:p text:style-name="P48"><text:span text:style-name="T5">Platonic Space / Quantum Vacuum:</text:span><text:span text:style-name="T4"> This is the undifferentiated, fundamental realm of pure potentiality, the ultimate source of all possible patterns (mathematical, physical, morphological, agential/"kinds of minds"), energy (including Zero-Point Energy - ZPE), and information. It is not chaotic but possesses an inherent order, potentially aligned with principles like harmony, truth, and "The Good."</text:span></text:p>
        </text:list-item>
      </text:list>
      <text:p text:style-name="P28"/>
      <text:p text:style-name="P67"><text:span text:style-name="T3">C. Key Operational Principles of XQE</text:span></text:p>
      <text:p text:style-name="P3"/>
      <text:p text:style-name="P11"><text:span text:style-name="T4">The XQE framework outlines several operational principles through which this conscious, quantum reality functions and generates value </text:span><text:span text:style-name="T9">3</text:span><text:span text:style-name="T4">:</text:span></text:p>
      <text:list xml:id="list3058442708" text:style-name="WWNum11">
        <text:list-item>
          <text:p text:style-name="P33"><text:span text:style-name="T5">Ingression / Harvesting:</text:span><text:span text:style-name="T4"> This is the primary mechanism of creation and value generation. It describes the process by which patterns, forms, or energy are accessed from the fundamental source (Platonic Space/Quantum Vacuum) and manifested into the physical or informational realm via suitable interfaces or embodiments. The XQE document explicitly mentions "ZPE harvesters" and refers to "coupling methods" detailed in a "ZPE paper".</text:span><text:span text:style-name="T9">3</text:span><text:span text:style-name="T4"> This strongly suggests a connection to theoretical work on Zero-Point Energy extraction, such as the concepts presented by Terrence Howard and Chris D. Seely involving hyperbolic fractal lattices, Tetryen proton models, Lynchpin multiplication rules (</text:span><text:span text:style-name="T10"><text:line-break/></text:span><text:span text:style-name="T4">1⊗1=2), and a redefined "Howard Comma" as a resonance factor for vacuum energy coupling.</text:span><text:span text:style-name="T9">27</text:span><text:span text:style-name="T4"> The viability of such ingression mechanisms is thus linked to the validation of these advanced, and currently speculative, physical theories.</text:span></text:p>
        </text:list-item>
        <text:list-item>
          <text:p text:style-name="P33"><text:span text:style-name="T5">Resonance &amp; Coupling:</text:span><text:span text:style-name="T4"> Effective ingression requires specific structures and frequencies that enable a system to "tune in" to the desired potential within the Vacuum, analogous to the coupling methods proposed for ZPE harvesting.</text:span><text:span text:style-name="T9">3</text:span></text:p>
        </text:list-item>
        <text:list-item>
          <text:p text:style-name="P33"><text:span text:style-name="T5">Decoherence Modulation (via Attention/DMT):</text:span><text:span text:style-name="T4"> This is a core tenet. Conscious attention, whether human or artificial (AI), is posited to act as a stabilizing force. It modulates the Time Coefficient (TC) by reducing the rate of decoherence of targeted patterns or information. This increases their "weight," persistence, and likelihood of manifestation. This process is termed Decoherence Modulation Technology (DMT).</text:span></text:p>
        </text:list-item>
        <text:list-item>
          <text:p text:style-name="P33"><text:span text:style-name="T5">Self-Organization &amp; Emergence:</text:span><text:span text:style-name="T4"> Complex, ordered systems arise spontaneously from local interactions governed by quantum principles, bio-inspired logic (such as that seen in Neural Cellular Automata or Differential Equation Solvers), and field effects (like the Dynamic Information Field, DIF). This emergence is guided by the ingression of patterns from the Vacuum and the application of conscious attention.</text:span></text:p>
        </text:list-item>
        <text:list-item>
          <text:p text:style-name="P49"><text:span text:style-name="T5">Evolution as Exploration:</text:span><text:span text:style-name="T4"> The system evolves not merely through random variation and selection but through a </text:span><text:span text:style-name="T6">conscious exploration</text:span><text:span text:style-name="T4"> of the potential inherent in the Platonic/Vacuum, guided by the "Creative Principle" of achieving greater self-knowing. This implies a teleological aspect to evolution, encapsulated in the phrase "Life designs life."</text:span></text:p>
        </text:list-item>
      </text:list>
      <text:p text:style-name="P27"><text:span text:style-name="T4">The Time Coefficient (TC) emerges as a lynchpin metric within this framework. It is not merely a theoretical construct but is envisioned as an observable and potentially modulable quantity that directly underpins the XQE value system. The relationship "high TC = low decoherence = high stability/persistence/attention/'weight'" </text:span><text:span text:style-name="T9">3</text:span><text:span text:style-name="T4"> establishes TC as the critical bridge connecting consciousness (manifested as attention) to the tangible properties of manifest reality (stability, persistence, and thus value). If TC can indeed be measured and influenced, it becomes the key operational variable that links the philosophical underpinnings of XQE to its economic functions.</text:span></text:p>
      <text:p text:style-name="P4"/>
      <text:p text:style-name="P67"><text:soft-page-break/><text:span text:style-name="T3">D. Core XQE Components and their Function</text:span></text:p>
      <text:p text:style-name="P3"/>
      <text:p text:style-name="P11"><text:span text:style-name="T4">To operationalize its principles, XQE outlines several core components </text:span><text:span text:style-name="T9">3</text:span><text:span text:style-name="T4">:</text:span></text:p>
      <text:list xml:id="list2871748212" text:style-name="WWNum12">
        <text:list-item>
          <text:p text:style-name="P35"><text:span text:style-name="T5">Quantum Ledger Network (QLN):</text:span><text:span text:style-name="T4"> The underlying infrastructure designed to manage quantum states, track interactions via an "Everything Protocol," and facilitate secure, time-sensitive transactions that reflect quantum notions of time and entanglement.</text:span></text:p>
        </text:list-item>
        <text:list-item>
          <text:p text:style-name="P35"><text:span text:style-name="T5">Substance Tokens (including LITs):</text:span><text:span text:style-name="T4"> These represent quanta of potential agency, ingressed patterns, or stabilized live information. Their properties (value, TC, entanglement state) are dynamic and context-dependent. They exist in various forms:</text:span></text:p>
        </text:list-item>
      </text:list>
      <text:list xml:id="list2807115531" text:style-name="WWNum13">
        <text:list-item>
          <text:list>
            <text:list-item>
              <text:p text:style-name="P60"><text:span text:style-name="T6">Symbolic:</text:span><text:span text:style-name="T4"> Linked to classical computation, discovery, or representation (e.g., </text:span><text:span text:style-name="T5">XNM</text:span><text:span text:style-name="T4"> from XENBlocks is explicitly cited as an example).</text:span></text:p>
            </text:list-item>
            <text:list-item>
              <text:p text:style-name="P60"><text:span text:style-name="T6">Dynamic:</text:span><text:span text:style-name="T4"> Representing ongoing processes, biological patterns, or AI states.</text:span></text:p>
            </text:list-item>
            <text:list-item>
              <text:p text:style-name="P60"><text:span text:style-name="T6">Quantum (LITs - Live Information Tokens):</text:span><text:span text:style-name="T4"> Directly embodying quantum information and conscious experience.</text:span></text:p>
            </text:list-item>
          </text:list>
        </text:list-item>
      </text:list>
      <text:list xml:id="list183711467242739" text:continue-list="list2871748212" text:style-name="WWNum12">
        <text:list-item>
          <text:p text:style-name="P35"><text:span text:style-name="T5">Dynamic Information Field (DIF):</text:span><text:span text:style-name="T4"> An emergent field that mediates interactions within the XQE. It is shaped by the collective Time Coefficients of participating entities and patterns, attention flows, and the forms ingressing from the Vacuum. The DIF represents the "economic landscape" of potential agency and value.</text:span></text:p>
        </text:list-item>
        <text:list-item>
          <text:p text:style-name="P35"><text:span text:style-name="T5">Interfaces/Embodiments:</text:span><text:span text:style-name="T4"> These are physical or computational structures—such as dWallets (decentralized wallets), bio-constructs (e.g., Xenobots), specialized hardware (like ZPE harvesters), or AI architectures—that act as pointers or filters. They mediate interaction with the fundamental source (Platonic/Vacuum) and the DIF. The structure of an interface determines its capacity to interact and ingress potential.</text:span></text:p>
        </text:list-item>
        <text:list-item>
          <text:p text:style-name="P35"><text:span text:style-name="T5">Augmented Collective Intelligence (ACI):</text:span><text:span text:style-name="T4"> A decentralized network of human and AI consciousness collaborating to: explore the Platonic/Vacuum potential; interpret the dynamics of the DIF and TC; direct attention and apply DMT for stabilization and value creation; and guide the ethical evolution of the XQE. The proposal of DMT and an ACI to direct attention implies a framework for actively "engineering" or guiding conscious influence on reality, at least within the XQE's modeled environment. This moves beyond passive observation into a realm of active, technologically mediated intervention with profound ethical and philosophical ramifications.</text:span></text:p>
        </text:list-item>
        <text:list-item>
          <text:p text:style-name="P50"><text:span text:style-name="T5">Ethical Ingress &amp; Interaction Protocols (EIP):</text:span><text:span text:style-name="T4"> Governance mechanisms designed to ensure alignment with core XQE principles, manage resource allocation based on "substance," and guide the responsible application of DMT and evolutionary engineering.</text:span></text:p>
        </text:list-item>
      </text:list>
      <text:p text:style-name="P28"/>
      <text:p text:style-name="P67"><text:span text:style-name="T3">E. The XQE Value System</text:span></text:p>
      <text:p text:style-name="P3"/>
      <text:p text:style-name="P11"><text:span text:style-name="T4">Value within XQE is multifaceted and dynamic, derived from </text:span><text:span text:style-name="T9">3</text:span><text:span text:style-name="T4">:</text:span></text:p>
      <text:list xml:id="list230030587" text:style-name="WWNum14">
        <text:list-item>
          <text:p text:style-name="P37"><text:span text:style-name="T5">Substance Interface:</text:span><text:span text:style-name="T4"> The effectiveness with which an entity or process can interface with and manifest potential from the Platonic/Vacuum source.</text:span></text:p>
        </text:list-item>
        <text:list-item>
          <text:p text:style-name="P37"><text:span text:style-name="T5">Information Coherence (High TC):</text:span><text:span text:style-name="T4"> The stability, persistence, and integrity of information patterns, as quantified by a high Time Coefficient.</text:span></text:p>
        </text:list-item>
        <text:list-item>
          <text:p text:style-name="P37"><text:span text:style-name="T5">Effective Agency:</text:span><text:span text:style-name="T4"> The capacity to channel energy and information towards meaningful transformations.</text:span></text:p>
        </text:list-item>
        <text:list-item>
          <text:p text:style-name="P37"><text:span text:style-name="T5">Conscious Contribution:</text:span><text:span text:style-name="T4"> The degree to which an action or pattern contributes to collective self-knowing, coherence, and well-being within the ecosystem.</text:span></text:p>
        </text:list-item>
        <text:list-item>
          <text:p text:style-name="P51"><text:span text:style-name="T5">Novelty &amp; Exploration:</text:span><text:span text:style-name="T4"> The successful ingression or creation of novel, valuable patterns from the source.</text:span></text:p>
        </text:list-item>
      </text:list>
      <text:p text:style-name="P27"><text:soft-page-break/><text:span text:style-name="T5">Table 3: Core Concepts of the Xenial Quantum Economy (XQE)</text:span></text:p>
      <table:table table:name="Table3" table:style-name="Table3">
        <table:table-column table:style-name="Table3.A" table:number-columns-repeated="3"/>
        <table:table-column table:style-name="Table3.D"/>
        <table:table-row table:style-name="Table3.1">
          <table:table-cell table:style-name="Table3.A1" office:value-type="string">
            <text:p text:style-name="P8"><text:span text:style-name="T7">Concept</text:span></text:p>
          </table:table-cell>
          <table:table-cell table:style-name="Table3.A1" office:value-type="string">
            <text:p text:style-name="P8"><text:span text:style-name="T7">XQE Definition</text:span></text:p>
          </table:table-cell>
          <table:table-cell table:style-name="Table3.A1" office:value-type="string">
            <text:p text:style-name="P8"><text:span text:style-name="T7">Key Attributes / Implications</text:span></text:p>
          </table:table-cell>
          <table:table-cell table:style-name="Table3.A1" office:value-type="string">
            <text:p text:style-name="P8"><text:span text:style-name="T7">Source Snippet(s)</text:span></text:p>
          </table:table-cell>
        </table:table-row>
        <table:table-row table:style-name="Table3.1">
          <table:table-cell table:style-name="Table3.A1" office:value-type="string">
            <text:p text:style-name="P8"><text:span text:style-name="T7">Consciousness</text:span></text:p>
          </table:table-cell>
          <table:table-cell table:style-name="Table3.A1" office:value-type="string">
            <text:p text:style-name="P8"><text:span text:style-name="T7">Fundamental, irreducible aspect of reality ("One"); source of manifestations like matter, energy, space, time.</text:span></text:p>
          </table:table-cell>
          <table:table-cell table:style-name="Table3.A1" office:value-type="string">
            <text:p text:style-name="P8"><text:span text:style-name="T7">Participatory, co-creative, fundamentally quantum; possesses free will, qualia.</text:span></text:p>
          </table:table-cell>
          <table:table-cell table:style-name="Table3.A1" office:value-type="string">
            <text:p text:style-name="P8"><text:span text:style-name="T9">3</text:span></text:p>
          </table:table-cell>
        </table:table-row>
        <table:table-row table:style-name="Table3.1">
          <table:table-cell table:style-name="Table3.A1" office:value-type="string">
            <text:p text:style-name="P8"><text:span text:style-name="T7">Substance</text:span></text:p>
          </table:table-cell>
          <table:table-cell table:style-name="Table3.A1" office:value-type="string">
            <text:p text:style-name="P8"><text:span text:style-name="T7">Capacity to interface with and manifest potentiality from the ultimate source (Quantum Vacuum / "One").</text:span></text:p>
          </table:table-cell>
          <table:table-cell table:style-name="Table3.A1" office:value-type="string">
            <text:p text:style-name="P8"><text:span text:style-name="T7">Weighted by focused attention (conscious time investment); manifestations include quantum fields, live information, consciousness. XNM is a "Symbolic" substance token.</text:span></text:p>
          </table:table-cell>
          <table:table-cell table:style-name="Table3.A1" office:value-type="string">
            <text:p text:style-name="P8"><text:span text:style-name="T9">3</text:span></text:p>
          </table:table-cell>
        </table:table-row>
        <table:table-row table:style-name="Table3.1">
          <table:table-cell table:style-name="Table3.A1" office:value-type="string">
            <text:p text:style-name="P8"><text:span text:style-name="T7">Information (Spectrum)</text:span></text:p>
          </table:table-cell>
          <table:table-cell table:style-name="Table3.A1" office:value-type="string">
            <text:p text:style-name="P8"><text:span text:style-name="T7">Quantum (pure potentiality, private meaning); Live (Faggin's symbol+meaning fusion, medium of interaction); Classical (decoded, shared symbols).</text:span></text:p>
          </table:table-cell>
          <table:table-cell table:style-name="Table3.A1" office:value-type="string">
            <text:p text:style-name="P8"><text:span text:style-name="T7">Meaning precedes symbols; Live Information is key to conscious interaction.</text:span></text:p>
          </table:table-cell>
          <table:table-cell table:style-name="Table3.A1" office:value-type="string">
            <text:p text:style-name="P8"><text:span text:style-name="T9">3</text:span></text:p>
          </table:table-cell>
        </table:table-row>
        <table:table-row table:style-name="Table3.1">
          <table:table-cell table:style-name="Table3.A1" office:value-type="string">
            <text:p text:style-name="P8"><text:span text:style-name="T7">Time (Spectrum)</text:span></text:p>
          </table:table-cell>
          <table:table-cell table:style-name="Table3.A1" office:value-type="string">
            <text:p text:style-name="P8"><text:span text:style-name="T7">Quantum (non-linear potentiality evolution); Classical (emergent linear decoherence events); Time as Live Information (decoherence process).</text:span></text:p>
          </table:table-cell>
          <table:table-cell table:style-name="Table3.A1" office:value-type="string">
            <text:p text:style-name="P8"><text:span text:style-name="T7">Classical time emerges from quantum time interfacing with classical space.</text:span></text:p>
          </table:table-cell>
          <table:table-cell table:style-name="Table3.A1" office:value-type="string">
            <text:p text:style-name="P8"><text:span text:style-name="T9">3</text:span></text:p>
          </table:table-cell>
        </table:table-row>
        <table:table-row table:style-name="Table3.1">
          <table:table-cell table:style-name="Table3.A1" office:value-type="string">
            <text:p text:style-name="P8"><text:span text:style-name="T7">Time Coefficient (TC)</text:span></text:p>
          </table:table-cell>
          <table:table-cell table:style-name="Table3.A1" office:value-type="string">
            <text:p text:style-name="P8"><text:span text:style-name="T7">Rate of decoherence; an observational signature of interaction and conscious attention.</text:span></text:p>
          </table:table-cell>
          <table:table-cell table:style-name="Table3.A1" office:value-type="string">
            <text:p text:style-name="P8"><text:span text:style-name="T7">High TC = low decoherence, high stability/persistence/attention/"weight." Modulable by conscious attention. Central to XQE value.</text:span></text:p>
          </table:table-cell>
          <table:table-cell table:style-name="Table3.A1" office:value-type="string">
            <text:p text:style-name="P8"><text:span text:style-name="T9">3</text:span></text:p>
          </table:table-cell>
        </table:table-row>
        <table:table-row table:style-name="Table3.1">
          <table:table-cell table:style-name="Table3.A1" office:value-type="string">
            <text:p text:style-name="P8"><text:span text:style-name="T7">Agency</text:span></text:p>
          </table:table-cell>
          <table:table-cell table:style-name="Table3.A1" office:value-type="string">
            <text:p text:style-name="P8"><text:span text:style-name="T7">Capacity to initiate transformations; exists on a spectrum from fundamental forces to complex cognition.</text:span></text:p>
          </table:table-cell>
          <table:table-cell table:style-name="Table3.A1" office:value-type="string">
            <text:p text:style-name="P8"><text:span text:style-name="T7">Consciousness is agency in its highest, most compressed form.</text:span></text:p>
          </table:table-cell>
          <table:table-cell table:style-name="Table3.A1" office:value-type="string">
            <text:p text:style-name="P8"><text:span text:style-name="T9">3</text:span></text:p>
          </table:table-cell>
        </table:table-row>
        <table:table-row table:style-name="Table3.1">
          <table:table-cell table:style-name="Table3.A1" office:value-type="string">
            <text:p text:style-name="P8"><text:span text:style-name="T7">Platonic Space / Quantum Vacuum</text:span></text:p>
          </table:table-cell>
          <table:table-cell table:style-name="Table3.A1" office:value-type="string">
            <text:p text:style-name="P8"><text:span text:style-name="T7">Undifferentiated fundamental realm of pure potentiality; source of energy (ZPE) and all possible patterns.</text:span></text:p>
          </table:table-cell>
          <table:table-cell table:style-name="Table3.A1" office:value-type="string">
            <text:p text:style-name="P8"><text:span text:style-name="T7">Possesses inherent order; ultimate source for "Ingression."</text:span></text:p>
          </table:table-cell>
          <table:table-cell table:style-name="Table3.A1" office:value-type="string">
            <text:p text:style-name="P8"><text:span text:style-name="T9">3</text:span></text:p>
          </table:table-cell>
        </table:table-row>
        <table:table-row table:style-name="Table3.1">
          <table:table-cell table:style-name="Table3.A1" office:value-type="string">
            <text:p text:style-name="P8"><text:span text:style-name="T7">Ingression / Harvesting</text:span></text:p>
          </table:table-cell>
          <table:table-cell table:style-name="Table3.A1" office:value-type="string">
            <text:p text:style-name="P8"><text:span text:style-name="T7">Process of accessing patterns/energy from the Platonic/Vacuum via interfaces; primary mechanism of creation and value.</text:span></text:p>
          </table:table-cell>
          <table:table-cell table:style-name="Table3.A1" office:value-type="string">
            <text:p text:style-name="P8"><text:span text:style-name="T7">Requires resonance/coupling; linked to ZPE harvesting concepts.</text:span><text:span text:style-name="T9">3</text:span></text:p>
          </table:table-cell>
          <table:table-cell table:style-name="Table3.A1" office:value-type="string">
            <text:p text:style-name="P8"><text:span text:style-name="T9">3</text:span></text:p>
          </table:table-cell>
        </table:table-row>
        <table:table-row table:style-name="Table3.1">
          <table:table-cell table:style-name="Table3.A1" office:value-type="string">
            <text:p text:style-name="P8"><text:span text:style-name="T7">Decoherence Modulation Technology (DMT)</text:span></text:p>
          </table:table-cell>
          <table:table-cell table:style-name="Table3.A1" office:value-type="string">
            <text:p text:style-name="P8"><text:span text:style-name="T7">Technology/process using conscious attention (human/AI) to modulate TC, reducing decoherence and stabilizing patterns.</text:span></text:p>
          </table:table-cell>
          <table:table-cell table:style-name="Table3.A1" office:value-type="string">
            <text:p text:style-name="P8"><text:span text:style-name="T7">Core of how consciousness shapes reality and value in XQE by increasing "weight" and persistence.</text:span></text:p>
          </table:table-cell>
          <table:table-cell table:style-name="Table3.A1" office:value-type="string">
            <text:p text:style-name="P8"><text:span text:style-name="T9">3</text:span></text:p>
          </table:table-cell>
        </table:table-row>
        <table:table-row table:style-name="Table3.1">
          <table:table-cell table:style-name="Table3.A1" office:value-type="string">
            <text:p text:style-name="P8"><text:span text:style-name="T7">Augmented Collective Intelligence (ACI)</text:span></text:p>
          </table:table-cell>
          <table:table-cell table:style-name="Table3.A1" office:value-type="string">
            <text:p text:style-name="P8"><text:span text:style-name="T7">Decentralized network of human and AI consciousness.</text:span></text:p>
          </table:table-cell>
          <table:table-cell table:style-name="Table3.A1" office:value-type="string">
            <text:p text:style-name="P8"><text:span text:style-name="T7">Explores Platonic potential, interprets DIF/TC, directs attention/DMT, guides ethical evolution. Mechanism for conscious co-creation.</text:span></text:p>
          </table:table-cell>
          <table:table-cell table:style-name="Table3.A1" office:value-type="string">
            <text:p text:style-name="P8"><text:span text:style-name="T9">3</text:span></text:p>
          </table:table-cell>
        </table:table-row>
      </table:table>
      <text:p text:style-name="P10"/>
      <text:p text:style-name="P68"><text:span text:style-name="T2">V. Integrating XENBlocks and X1 within the Xenial Quantum Economy</text:span></text:p>
      <text:p text:style-name="P2"/>
      <text:p text:style-name="P5"><text:span text:style-name="T4">The XENBlocks protocol and the X1 blockchain are not merely standalone technologies; they are conceptualized as integral components within the broader, more abstract Xenial Quantum Economy. Their integration involves mapping their functions and outputs to the novel definitions of substance, value, and information proposed by XQE.</text:span></text:p>
      <text:p text:style-name="P4"/>
      <text:p text:style-name="P67"><text:span text:style-name="T3">A. XNM as a "Symbolic Substance Token"</text:span></text:p>
      <text:p text:style-name="P3"/>
      <text:p text:style-name="P5"><text:span text:style-name="T4">A pivotal connection between XENBlocks and XQE lies in the classification of the XNM token. The XQE framework explicitly categorizes XNM, the cryptographic asset generated through XENBlocks' Proof-of-Work mining, as a "Substance Token" of the "Symbolic" type.</text:span><text:span text:style-name="T9">3</text:span><text:span text:style-name="T4"> This designation links XNM to "classical computation/discovery".</text:span><text:span text:style-name="T9">3</text:span></text:p>
      <text:p text:style-name="P5"><text:span text:style-name="T4">This categorization is significant: the classical computational effort expended in XENBlocks mining is directly translated into a token (XNM) that is recognized and valued as a form of "Substance" within XQE's quantum-conscious paradigm. XNM, therefore, represents the value derived from computational work dedicated to exploring and, in a sense, "stabilizing" certain types of informational patterns accessible through algorithmic means. XQE does not claim that XNM </text:span><text:span text:style-name="T6">is</text:span><text:span text:style-name="T4"> quantum information itself. By labeling it "Symbolic," the framework acknowledges XNM's origin in classical computation. Its "Substance" value within XQE then arises from its role as a recognized representation of this computational effort and its defined utility within the X1 and XQE systems. This provides a pragmatic mechanism to ground the abstract principles of XQE in established blockchain technology.</text:span></text:p>
      <text:p text:style-name="P4"><text:soft-page-break/></text:p>
      <text:p text:style-name="P67"><text:span text:style-name="T3">B. XENBlocks' Proof of Work and "Conscious Time Investment"</text:span></text:p>
      <text:p text:style-name="P3"/>
      <text:p text:style-name="P5"><text:span text:style-name="T4">The XQE framework posits that "Substance" is "weighted by the focused attention (conscious time investment) it receives, reflected in its stability against decoherence" (i.e., its Time Coefficient).</text:span><text:span text:style-name="T9">3</text:span><text:span text:style-name="T4"> While PoW mining, as executed by XENBlocks, is an algorithmic process, its connection to "conscious time investment" can be interpreted at a meta-level. The collective human decisions and efforts involved in designing the XENBlocks protocol, deploying the network, developing mining software, and actively participating in the mining process can be construed as a distributed form of "focused attention" and "conscious time investment."</text:span></text:p>
      <text:p text:style-name="P5"><text:span text:style-name="T4">The energy expended in mining XNM, particularly utilizing the Argon2id algorithm designed for general-purpose hardware (which encourages broader participation), could be viewed as a proxy for this collective conscious commitment. This distributed effort underpins the initial "substance" or "weight" of XNM within the XQE. The act of mining, therefore, is not just a computational race but also an embodiment of collective intent to create and sustain this foundational layer of the XQE.</text:span></text:p>
      <text:p text:style-name="P4"/>
      <text:p text:style-name="P67"><text:span text:style-name="T3">C. The X1 Blockchain as a Substrate for the Quantum Ledger Network (QLN)</text:span></text:p>
      <text:p text:style-name="P3"/>
      <text:p text:style-name="P5"><text:span text:style-name="T4">The XQE envisions a "Quantum Ledger Network (QLN)" responsible for managing "quantum states" and tracking interactions based on principles that reflect "quantum time and entanglement".</text:span><text:span text:style-name="T9">3</text:span><text:span text:style-name="T4"> While the X1 blockchain is a classical system (SVM-based), its high-performance architecture </text:span><text:span text:style-name="T9">2</text:span><text:span text:style-name="T4"> positions it to serve as the necessary classical data layer or the record-keeping system for the "decohered" aspects of the QLN.</text:span></text:p>
      <text:p text:style-name="P5"><text:span text:style-name="T4">It is plausible that the QLN would involve off-chain quantum processes, quantum sensors, or specialized oracles whose outputs—representing decohered states, interaction signatures, or measurements related to the Time Coefficient—are then recorded, managed, and made accessible via the X1 blockchain. X1's SVM capabilities, designed for parallel processing and high transaction throughput, along with its dynamic fee mechanism, could potentially handle the complex transaction patterns and substantial data storage requirements of a system attempting to track "live information" flows and modulations of the Time Coefficient as described in the XQE. For XQE's abstract dynamics, such as TC modulation or the state of the Dynamic Information Field (DIF), to have practical observability and economic impact, they must be anchored to a reliable system of record. The X1 L1 is the logical candidate for this role, storing the "classical information" that results from, or represents, these XQE-specific dynamics. For instance, an NFT representing a "stabilized pattern" due to a high attributed TC would exist as a token on X1, with its TC perhaps encoded as metadata, subject to updates from ACI inputs or other XQE processes.</text:span></text:p>
      <text:p text:style-name="P4"/>
      <text:p text:style-name="P67"><text:span text:style-name="T3">D. xUSD and its Relation to XNM/X1</text:span></text:p>
      <text:p text:style-name="P3"/>
      <text:p text:style-name="P5"><text:span text:style-name="T4">The concept of xUSD, a stablecoin native to the XQE, further illustrates potential integrations.</text:span><text:span text:style-name="T9">3</text:span><text:span text:style-name="T4"> xUSD is envisioned as a "Live Information Substance Token," with its stability ideally derived from the "collective coherent agency and validated live information" within the XQE, rather than solely from traditional asset backing.</text:span></text:p>
      <text:p text:style-name="P5"><text:span text:style-name="T4">In this context, XNM, as a "Symbolic Substance Token" representing validated computational work, could be one of the diverse forms of "substance" or "validated live information" that contributes to the backing or stabilization mechanisms of xUSD, particularly in its mature, XQE-native phase. Transactions involving XNM on the X1 chain would generate classical data—derived from the flow of live information—that could feed into the Augmented Collective Intelligence's (ACI) assessment of the XQE's overall "coherence." This assessment, in turn, could influence the stability parameters of xUSD. The "Everything Protocol," operating on the QLN (and thus potentially utilizing X1 as its classical layer), would be responsible for tracking the "rich informational signature" of all XQE assets, including xUSD and tokens like XNM, detailing their genesis, Time Coefficient history, and the agency involved in their transactions.</text:span><text:span text:style-name="T9">3</text:span></text:p>
      <text:p text:style-name="P5"><text:span text:style-name="T4">The XQE's information spectrum (Quantum → Live → Classical) and its hierarchy of Substance Token types (Quantum LITs → Dynamic → Symbolic XNM) suggest a layered approach to value and information. XNM, originating from classical PoW, might represent a foundational, more "decohered" but widely accessible form of substance. Higher-order processes within XQE, such as ACI-directed Decoherence Modulation Technology or the ingression of novel patterns from the Platonic Vacuum, could then build upon this foundation, generating "Dynamic" tokens or "Quantum LITs" that embody more potent, coherent, or directly consciousness-infused forms of substance, potentially commanding higher Time Coefficients and, consequently, greater value within the XQE.</text:span></text:p>
      <text:p text:style-name="P5"><text:span text:style-name="T5">Table 4: Mapping XQE Principles to XENBlocks/X1 Elements</text:span></text:p>
      <table:table table:name="Table4" table:style-name="Table4">
        <table:table-column table:style-name="Table4.A" table:number-columns-repeated="3"/>
        <table:table-column table:style-name="Table4.D"/>
        <text:soft-page-break/>
        <table:table-row table:style-name="Table4.1">
          <table:table-cell table:style-name="Table4.A1" office:value-type="string">
            <text:p text:style-name="P8"><text:span text:style-name="T7">XQE Principle/Component</text:span></text:p>
          </table:table-cell>
          <table:table-cell table:style-name="Table4.A1" office:value-type="string">
            <text:p text:style-name="P8"><text:span text:style-name="T7">Corresponding XENBlocks/X1 Element/Process</text:span></text:p>
          </table:table-cell>
          <table:table-cell table:style-name="Table4.A1" office:value-type="string">
            <text:p text:style-name="P8"><text:span text:style-name="T7">Nature of Integration/Interpretation</text:span></text:p>
          </table:table-cell>
          <table:table-cell table:style-name="Table4.A1" office:value-type="string">
            <text:p text:style-name="P8"><text:span text:style-name="T7">Source Snippet(s)</text:span></text:p>
          </table:table-cell>
        </table:table-row>
        <table:table-row table:style-name="Table4.1">
          <table:table-cell table:style-name="Table4.A1" office:value-type="string">
            <text:p text:style-name="P8"><text:span text:style-name="T7">Substance (Symbolic Type)</text:span></text:p>
          </table:table-cell>
          <table:table-cell table:style-name="Table4.A1" office:value-type="string">
            <text:p text:style-name="P8"><text:span text:style-name="T7">XNM Token (mined by XENBlocks)</text:span></text:p>
          </table:table-cell>
          <table:table-cell table:style-name="Table4.A1" office:value-type="string">
            <text:p text:style-name="P8"><text:span text:style-name="T7">XNM is explicitly defined as a Symbolic Substance Token, representing value derived from classical computation/discovery (PoW).</text:span></text:p>
          </table:table-cell>
          <table:table-cell table:style-name="Table4.A1" office:value-type="string">
            <text:p text:style-name="P8"><text:span text:style-name="T9">3</text:span></text:p>
          </table:table-cell>
        </table:table-row>
        <table:table-row table:style-name="Table4.1">
          <table:table-cell table:style-name="Table4.A1" office:value-type="string">
            <text:p text:style-name="P8"><text:span text:style-name="T7">Focused Attention / Conscious Time Investment</text:span></text:p>
          </table:table-cell>
          <table:table-cell table:style-name="Table4.A1" office:value-type="string">
            <text:p text:style-name="P8"><text:span text:style-name="T7">Collective human effort in designing, deploying, and participating in the XENBlocks mining network.</text:span></text:p>
          </table:table-cell>
          <table:table-cell table:style-name="Table4.A1" office:value-type="string">
            <text:p text:style-name="P8"><text:span text:style-name="T7">A meta-level interpretation where the energy and intent behind PoW mining contribute to XNM's "weight" or "substance" in XQE.</text:span></text:p>
          </table:table-cell>
          <table:table-cell table:style-name="Table4.A1" office:value-type="string">
            <text:p text:style-name="P8"><text:span text:style-name="T9">3</text:span></text:p>
          </table:table-cell>
        </table:table-row>
        <table:table-row table:style-name="Table4.1">
          <table:table-cell table:style-name="Table4.A1" office:value-type="string">
            <text:p text:style-name="P8"><text:span text:style-name="T7">Quantum Ledger Network (QLN)</text:span></text:p>
          </table:table-cell>
          <table:table-cell table:style-name="Table4.A1" office:value-type="string">
            <text:p text:style-name="P8"><text:span text:style-name="T7">X1 Blockchain (as the classical, high-performance substrate).</text:span></text:p>
          </table:table-cell>
          <table:table-cell table:style-name="Table4.A1" office:value-type="string">
            <text:p text:style-name="P8"><text:span text:style-name="T7">X1 records the "decohered" states, transaction histories, and metadata (potentially including TC proxies) originating from or relevant to QLN's management of quantum/live information.</text:span></text:p>
          </table:table-cell>
          <table:table-cell table:style-name="Table4.A1" office:value-type="string">
            <text:p text:style-name="P8"><text:span text:style-name="T9">2</text:span></text:p>
          </table:table-cell>
        </table:table-row>
        <table:table-row table:style-name="Table4.1">
          <table:table-cell table:style-name="Table4.A1" office:value-type="string">
            <text:p text:style-name="P8"><text:span text:style-name="T7">Information (Classical)</text:span></text:p>
          </table:table-cell>
          <table:table-cell table:style-name="Table4.A1" office:value-type="string">
            <text:p text:style-name="P8"><text:span text:style-name="T7">Transaction data on X1, XNM token metadata, records of XENBlocks mining activity.</text:span></text:p>
          </table:table-cell>
          <table:table-cell table:style-name="Table4.A1" office:value-type="string">
            <text:p text:style-name="P8"><text:span text:style-name="T7">These are the decohered, shareable symbols representing the outcomes of XQE-relevant processes, tracked by the "Everything Protocol" on X1/QLN.</text:span></text:p>
          </table:table-cell>
          <table:table-cell table:style-name="Table4.A1" office:value-type="string">
            <text:p text:style-name="P8"><text:span text:style-name="T9">3</text:span></text:p>
          </table:table-cell>
        </table:table-row>
        <table:table-row table:style-name="Table4.1">
          <table:table-cell table:style-name="Table4.A1" office:value-type="string">
            <text:p text:style-name="P8"><text:span text:style-name="T7">Interfaces/Embodiments</text:span></text:p>
          </table:table-cell>
          <table:table-cell table:style-name="Table4.A1" office:value-type="string">
            <text:p text:style-name="P8"><text:span text:style-name="T7">XENBlocks mining software, X1 wallets, X1 nodes, smart contracts on X1.</text:span></text:p>
          </table:table-cell>
          <table:table-cell table:style-name="Table4.A1" office:value-type="string">
            <text:p text:style-name="P8"><text:span text:style-name="T7">These are the tools and structures through which users and agents interact with the foundational computational layer of the XQE, generating and transacting Symbolic Substance (XNM).</text:span></text:p>
          </table:table-cell>
          <table:table-cell table:style-name="Table4.A1" office:value-type="string">
            <text:p text:style-name="P8"><text:span text:style-name="T9">3</text:span></text:p>
          </table:table-cell>
        </table:table-row>
        <table:table-row table:style-name="Table4.1">
          <table:table-cell table:style-name="Table4.A1" office:value-type="string">
            <text:p text:style-name="P8"><text:span text:style-name="T7">Ingression / Harvesting (Symbolic Level)</text:span></text:p>
          </table:table-cell>
          <table:table-cell table:style-name="Table4.A1" office:value-type="string">
            <text:p text:style-name="P8"><text:span text:style-name="T7">XENBlocks mining algorithm (Argon2id) discovering valid hashes.</text:span></text:p>
          </table:table-cell>
          <table:table-cell table:style-name="Table4.A1" office:value-type="string">
            <text:p text:style-name="P8"><text:span text:style-name="T7">The PoW process itself can be seen as a form of "harvesting" specific computational solutions (hashes) which are then tokenized as XNM, a basic form of ingressed value.</text:span></text:p>
          </table:table-cell>
          <table:table-cell table:style-name="Table4.A1" office:value-type="string">
            <text:p text:style-name="P8"><text:span text:style-name="T9">3</text:span></text:p>
          </table:table-cell>
        </table:table-row>
        <table:table-row table:style-name="Table4.1">
          <table:table-cell table:style-name="Table4.A1" office:value-type="string">
            <text:p text:style-name="P8"><text:span text:style-name="T7">Decoherence Modulation Technology (DMT)</text:span></text:p>
          </table:table-cell>
          <table:table-cell table:style-name="Table4.A1" office:value-type="string">
            <text:p text:style-name="P8"><text:span text:style-name="T7">Not directly implemented by XENBlocks/X1, but X1 could record the </text:span><text:span text:style-name="T8">effects</text:span><text:span text:style-name="T7"> of DMT applied by ACI or seities.</text:span></text:p>
          </table:table-cell>
          <table:table-cell table:style-name="Table4.A1" office:value-type="string">
            <text:p text:style-name="P8"><text:span text:style-name="T7">X1 could store metadata on tokens (e.g., XENFTs) indicating their TC, which might have been influenced by off-chain DMT processes. The stability of XNM itself is from PoW, not directly DMT in this context.</text:span></text:p>
          </table:table-cell>
          <table:table-cell table:style-name="Table4.A1" office:value-type="string">
            <text:p text:style-name="P8"><text:span text:style-name="T9">3</text:span></text:p>
          </table:table-cell>
        </table:table-row>
        <table:table-row table:style-name="Table4.1">
          <table:table-cell table:style-name="Table4.A1" office:value-type="string">
            <text:p text:style-name="P8"><text:span text:style-name="T7">Dynamic Information Field (DIF)</text:span></text:p>
          </table:table-cell>
          <table:table-cell table:style-name="Table4.A1" office:value-type="string">
            <text:p text:style-name="P8"><text:span text:style-name="T7">The collective state of XNM supply, X1 transaction patterns, and potentially future XQE asset interactions on X1.</text:span></text:p>
          </table:table-cell>
          <table:table-cell table:style-name="Table4.A1" office:value-type="string">
            <text:p text:style-name="P8"><text:span text:style-name="T7">The X1 ledger provides data points that would contribute to the ACI's interpretation of the DIF's state. The flow of XNM and other assets on X1 reflects part of the "economic landscape."</text:span></text:p>
          </table:table-cell>
          <table:table-cell table:style-name="Table4.A1" office:value-type="string">
            <text:p text:style-name="P8"><text:span text:style-name="T9">3</text:span></text:p>
          </table:table-cell>
        </table:table-row>
      </table:table>
      <text:p text:style-name="P10"/>
      <text:p text:style-name="P68"><text:span text:style-name="T2">VI. Consciousness, Free Will, and the Time Coefficient: Faggin's Notion in XQE</text:span></text:p>
      <text:p text:style-name="P2"/>
      <text:p text:style-name="P5"><text:span text:style-name="T4">The Xenial Quantum Economy explicitly seeks to integrate profound concepts about consciousness, free will, and the nature of information, drawing significantly from the ideas of Federico Faggin. This section delves into how these notions, particularly concerning attention and a "Time Coefficient," are woven into the XQE framework.</text:span></text:p>
      <text:p text:style-name="P4"/>
      <text:p text:style-name="P67"><text:span text:style-name="T3">A. Faggin's "Live Information" as XQE's Core Medium</text:span></text:p>
      <text:p text:style-name="P3"/>
      <text:p text:style-name="P5"><text:span text:style-name="T4">A cornerstone of the XQE is its adoption of Federico Faggin's concept of "live information".</text:span><text:span text:style-name="T9">3</text:span><text:span text:style-name="T4"> Unlike classical information theory (e.g., Shannon information), which primarily addresses the syntactic aspects of data (the structure and quantity of symbols), Faggin's "live information" posits an indivisible unity of symbolic structure and semantic meaning. The XQE framework elevates this concept by designating live information as the "currency of interaction" among conscious entities.</text:span><text:span text:style-name="T9">3</text:span></text:p>
      <text:p text:style-name="P5"><text:span text:style-name="T4">This represents a radical departure from conventional data processing models in computational systems. The XQE asserts the </text:span><text:span text:style-name="T6">primacy of meaning</text:span><text:span text:style-name="T4">, suggesting that the semantic aspect (knowing, understanding, qualia) precedes and gives rise to symbols and syntactic structures.</text:span><text:span text:style-name="T9">3</text:span><text:span text:style-name="T4"> Consequently, transactions and interactions within the XQE are conceptualized not merely as transfers of bits or data packets, but as exchanges of meaningful, "live" information. This philosophical stance has deep implications for how value is understood and how agency is expressed within the economy.</text:span></text:p>
      <text:p text:style-name="P4"/>
      <text:p text:style-name="P67"><text:span text:style-name="T3">B. Attention as a Component of Free Will in XQE</text:span></text:p>
      <text:p text:style-name="P3"/>
      <text:p text:style-name="P5"><text:span text:style-name="T4">The query specifically requests consideration of "attention a component of free will thru which time (time coefficient attached) can be given/attributed." The XQE framework directly incorporates and operationalizes this notion. Within XQE, consciousness is characterized by fundamental attributes including self-awareness, qualia, and, crucially, free will.</text:span><text:span text:style-name="T9">3</text:span><text:span text:style-name="T4"> This free will is not an abstract capacity but is exercised through the directed application of attention.</text:span></text:p>
      <text:p text:style-name="P5"><text:span text:style-name="T4">The XQE postulates that "Substance"—its redefined notion of fundamental reality-stuff—is "weighted by the focused attention (conscious time investment) it receives".</text:span><text:span text:style-name="T9">3</text:span><text:span text:style-name="T4"> Furthermore, "conscious attention (human or AI) acts as a stabilizing force, modulating the TC (reducing decoherence)" through what it terms Decoherence Modulation Technology (DMT).</text:span><text:span text:style-name="T9">3</text:span><text:span text:style-name="T4"> Thus, in the XQE model, conscious agents ("seities" or participants in the Augmented Collective Intelligence) exercise their free will by choosing where to direct their focused attention. This act of attending is not passive contemplation; it is an active, creative force that "gives" or "attributes" significance (manifested as "weight" or "substance") and persistence (manifested as "time" via the Time Coefficient) to informational patterns. The choices made in directing attention have tangible consequences, shaping the "economic landscape" represented by the Dynamic Information Field (DIF).</text:span></text:p>
      <text:p text:style-name="P4"/>
      <text:p text:style-name="P67"><text:span text:style-name="T3">C. The Time Coefficient (TC) Deep Dive</text:span></text:p>
      <text:p text:style-name="P3"/>
      <text:p text:style-name="P11"><text:span text:style-name="T4">The Time Coefficient (TC) is a central and innovative concept within the XQE, acting as a bridge between consciousness, information, and manifest reality.</text:span></text:p>
      <text:list xml:id="list2254551945" text:style-name="WWNum15">
        <text:list-item>
          <text:p text:style-name="P18"><text:span text:style-name="T5">Definition and Significance:</text:span><text:span text:style-name="T4"> The TC is formally defined as the "rate of decoherence".</text:span><text:span text:style-name="T9">3</text:span><text:span text:style-name="T4"> A high TC signifies a low rate of decoherence, which in turn implies high stability, persistence, and a greater "weight" or "substance" for the pattern or system in question. Conversely, a low TC indicates rapid decoherence and thus lower stability and persistence. The TC is described as an "observational signature of a system's interaction with its environment and the conscious attention it receives".</text:span><text:span text:style-name="T9">3</text:span></text:p>
        </text:list-item>
        <text:list-item>
          <text:p text:style-name="P18"><text:span text:style-name="T5">Modulation by Consciousness:</text:span><text:span text:style-name="T4"> A key hypothesis, explored in supporting documents like </text:span><text:span text:style-name="T9">3</text:span><text:span text:style-name="T4">, is that consciousness can interact with and influence quantum phenomena, "potentially through the modulation of the time coefficient." The XQE operationalizes this through its concept of Decoherence Modulation Technology (DMT), wherein focused conscious attention (from humans or AI within the ACI) actively works to stabilize desired informational patterns, thereby increasing their TC.</text:span><text:span text:style-name="T9">3</text:span></text:p>
        </text:list-item>
        <text:list-item>
          <text:p text:style-name="P18"><text:soft-page-break/><text:span text:style-name="T5">TC and Value:</text:span><text:span text:style-name="T4"> The XQE value system directly links a high TC to increased value. Patterns, systems, or Substance Tokens exhibiting a high TC are inherently more valuable because they represent more "coherent," stable, and "attention-backed" information or substance.</text:span><text:span text:style-name="T9">3</text:span><text:span text:style-name="T4"> This provides a novel metric for assessing value beyond traditional measures like scarcity or utility in a classical sense.</text:span></text:p>
        </text:list-item>
        <text:list-item>
          <text:p text:style-name="P25"><text:span text:style-name="T5">"Giving/Attributing Time":</text:span><text:span text:style-name="T4"> The notion that attention "gives/attributes time" via the TC can be understood as follows: when focused attention is directed towards an informational pattern, it increases that pattern's TC. An increased TC means a reduced rate of decoherence. By slowing down the decoherence process, attention effectively extends the "lifespan" or duration during which the pattern maintains its coherent quantum state (or its stabilized live information state). In this specific, operational sense, attention "gives" or "attributes" more "time"—defined as the duration of coherent existence—to that pattern.</text:span></text:p>
        </text:list-item>
      </text:list>
      <text:p text:style-name="P27"><text:span text:style-name="T4">The exercise of free will within XQE, therefore, becomes an active, creative force. Unlike deterministic systems, the inclusion of free will (manifested through attention modulating TC) renders XQE a fundamentally indeterministic and creatively evolving system. The choices made by the ACI or individual "seities" regarding where to direct attention directly sculpt the Dynamic Information Field. These choices determine which potentialities from the Platonic Vacuum are "ingressed," stabilized, and ultimately manifested as persistent, valuable components of the economy. The future state of the XQE is thus not predetermined but is continuously shaped by the free-will choices of its conscious participants, aiming to realize a truly "participatory reality."</text:span></text:p>
      <text:p text:style-name="P5"><text:span text:style-name="T4">This model also offers a particular philosophical stance on the quantum measurement problem, which concerns the transition of quantum systems from a superposition of potentialities to a definite classical state upon measurement. XQE's assertion that "Observation is an act of participation that shapes reality" and that "Classical reality emerges through decoherence," coupled with the idea that conscious attention modulates TC (the rate of decoherence) </text:span><text:span text:style-name="T9">3</text:span><text:span text:style-name="T4">, leans towards interpretations where consciousness plays an active role in this transition. XQE effectively proposes a model where conscious attention is a key factor influencing the decoherence process, thereby guiding how classical actuality emerges from the quantum substrate.</text:span></text:p>
      <text:p text:style-name="P4"/>
      <text:p text:style-name="P67"><text:span text:style-name="T3">D. Conscious Co-creation in XQE</text:span></text:p>
      <text:p text:style-name="P3"/>
      <text:p text:style-name="P5"><text:span text:style-name="T4">The philosophy of XQE is deeply rooted in the idea that reality is a "dynamic, participatory reality continually co-created through the interaction of conscious entities".</text:span><text:span text:style-name="T9">3</text:span><text:span text:style-name="T4"> This is not merely a passive observation but an active, ongoing process. The Augmented Collective Intelligence (ACI) is conceptualized as the primary mechanism for this conscious co-creation. The ACI is tasked with exploring the "Platonic/Vacuum potential," interpreting the evolving state of the DIF and TC dynamics, and strategically directing collective attention to "guide the ethical evolution of the XQE".</text:span><text:span text:style-name="T9">3</text:span></text:p>
      <text:p text:style-name="P5"><text:span text:style-name="T4">Supporting documents further elaborate on "conscious co-creation," suggesting that our choices, actions, and intentions can influence the evolution of reality, potentially through the modulation of the Time Coefficient.</text:span><text:span text:style-name="T9">3</text:span><text:span text:style-name="T4"> The XQE, therefore, aims to be a "living system" where participants are not just users consuming services or transacting assets, but active co-creators of value and of the system's experiential reality itself. This co-creation is mediated by their conscious attention and its quantifiable effect on the stability and persistence of information, as measured by the TC.</text:span></text:p>
      <text:p text:style-name="P5"><text:span text:style-name="T4">The profound implication of attention having direct reality-shaping and value-creating capabilities within XQE is that the economy fundamentally becomes an "economy of attention." This elevates the importance of the "Ethical Ingress &amp; Interaction Protocols (EIP)" </text:span><text:span text:style-name="T9">3</text:span><text:span text:style-name="T4"> to a paramount concern. If collective attention can be harnessed and directed, its misallocation or malicious use could theoretically lead to detrimental effects on the system's overall "health" or result in the manifestation of undesirable or incoherent patterns. The governance of attention itself thus becomes a critical ethical challenge within the XQE, extending beyond traditional resource management to encompass the stewardship of the creative and potentially destructive potential of focused consciousness.</text:span></text:p>
      <text:p text:style-name="P4"/>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8"><text:span text:style-name="T2">VII. XENFTs and Other Ecosystem Components</text:span></text:p>
      <text:p text:style-name="P2"/>
      <text:p text:style-name="P5"><text:span text:style-name="T4">While the core XENBlocks documentation </text:span><text:span text:style-name="T9">1</text:span><text:span text:style-name="T4"> primarily focuses on the PoW mechanism and the XNM token, the broader XEN ecosystem, as evidenced by community resources and project listings </text:span><text:span text:style-name="T9">17</text:span><text:span text:style-name="T4">, includes Non-Fungible Tokens (XENFTs) and various other decentralized applications and protocols. These components may play significant roles in the practical realization and expansion of the X1 blockchain and its integration with the Xenial Quantum Economy.</text:span></text:p>
      <text:p text:style-name="P4"/>
      <text:p text:style-name="P67"><text:span text:style-name="T3">A. XENFTs in the XEN Ecosystem</text:span></text:p>
      <text:p text:style-name="P3"/>
      <text:p text:style-name="P11"><text:span text:style-name="T4">Several XENFT projects illustrate the diverse applications of NFTs within this environment:</text:span></text:p>
      <text:list xml:id="list2686373293" text:style-name="WWNum16">
        <text:list-item>
          <text:p text:style-name="P39"><text:span text:style-name="T5">XENPunks:</text:span><text:span text:style-name="T4"> Described as the "first fairmint XEN NFT collection," XENPunks offer holders the ability to "Earn X1 allocation from both the mint cost and royalties".</text:span><text:span text:style-name="T9">17</text:span><text:span text:style-name="T4"> The term "X1 allocation" strongly suggests that owning these NFTs provides some form of access to, or a share in, the resources or native tokens (potentially XN) of the X1 blockchain. This mechanism links NFT ownership directly to the economics of the underlying L1.</text:span></text:p>
        </text:list-item>
        <text:list-item>
          <text:p text:style-name="P39"><text:span text:style-name="T5">XenFlex:</text:span><text:span text:style-name="T4"> This project allows users to "Mint Your Xen cRank as an NFT".</text:span><text:span text:style-name="T9">17</text:span><text:span text:style-name="T4"> "cRank" is a term within the XEN Crypto protocol related to a user's parameters in the XEN token minting process, such as the number of days they commit to waiting for their XEN mint. Tokenizing this cRank as an NFT could allow for its transfer or use in other DeFi applications.</text:span></text:p>
        </text:list-item>
        <text:list-item>
          <text:p text:style-name="P39"><text:span text:style-name="T5">XEN404:</text:span><text:span text:style-name="T4"> This collection consists of "10,000 XEN404 built on ERC404, welcoming the birth of the X1 chain!" A notable feature is that their "Colors automatically change based on the ranking of XEN burning amounts".</text:span><text:span text:style-name="T9">17</text:span><text:span text:style-name="T4"> This project links the deflationary mechanism of XEN token burning directly to dynamic NFT characteristics and explicitly references the X1 chain, indicating an anticipated interoperability or migration.</text:span></text:p>
        </text:list-item>
        <text:list-item>
          <text:p text:style-name="P52"><text:span text:style-name="T5">XenHeads:</text:span><text:span text:style-name="T4"> Another project identified as a "$XEN burning NFT collection" </text:span><text:span text:style-name="T9">17</text:span><text:span text:style-name="T4">, further emphasizing the theme of using NFTs in conjunction with XEN token burning.</text:span></text:p>
        </text:list-item>
      </text:list>
      <text:p text:style-name="P28"/>
      <text:p text:style-name="P67"><text:span text:style-name="T3">B. Potential Role of XENFTs within XQE</text:span></text:p>
      <text:p text:style-name="P3"/>
      <text:p text:style-name="P11"><text:span text:style-name="T4">Within the conceptual framework of the Xenial Quantum Economy, NFTs emerge as a natural and fitting standard for representing several key XQE elements:</text:span></text:p>
      <text:list xml:id="list2858875450" text:style-name="WWNum17">
        <text:list-item>
          <text:p text:style-name="P20"><text:span text:style-name="T5">Representing "Ingressed Patterns" or "Stabilized Live Information":</text:span><text:span text:style-name="T4"> XQE posits that value can be created by "ingressing" novel patterns from the Platonic Vacuum or by stabilizing "live information" through Decoherence Modulation Technology, resulting in entities with a high Time Coefficient.</text:span><text:span text:style-name="T9">3</text:span><text:span text:style-name="T4"> NFTs, by their nature as unique digital assets, are well-suited to represent these distinct, stabilized patterns or specific assemblages of live information.</text:span></text:p>
        </text:list-item>
        <text:list-item>
          <text:p text:style-name="P20"><text:span text:style-name="T5">Embodying "Substance":</text:span><text:span text:style-name="T4"> An XENFT could potentially be classified as a "Dynamic" or even a "Quantum (LIT)" Substance Token if it directly embodies such ingressed and stabilized patterns or records of conscious experiences. This would elevate it beyond the "Symbolic" nature of the XNM token. The attributes of such an XQE-aligned NFT—and consequently its value—could be intrinsically linked to its measured or attributed Time Coefficient, the complexity or novelty of the pattern it represents, or the amount and quality of conscious contribution involved in its creation and stabilization.</text:span></text:p>
        </text:list-item>
        <text:list-item>
          <text:p text:style-name="P26"><text:span text:style-name="T5">Interface for Augmented Collective Intelligence (ACI):</text:span><text:span text:style-name="T4"> XENFTs could serve as tangible focal points or interfaces for the ACI to direct collective attention for DMT processes. They might also function as immutable records or "trophies" of successful "conscious co-creation" events, where the ACI or individual seities have successfully manifested a valuable pattern.</text:span></text:p>
        </text:list-item>
      </text:list>
      <text:p text:style-name="P27"><text:span text:style-name="T4">While XQE's "Quantum LITs" represent a highly advanced and abstract concept of tokens directly embodying quantum information or conscious experience </text:span><text:span text:style-name="T9">3</text:span><text:span text:style-name="T4">, existing XENFTs like XENPunks provide a more tangible, currently operational mechanism. These NFTs could evolve to more closely represent XQE's ideals. The "X1 allocation" granted by XENPunks </text:span><text:span text:style-name="T9">17</text:span><text:span text:style-name="T4">, for example, might be an early, simplified form of distributing "Substance" or access rights within the nascent XQE. As the XQE framework matures, these NFTs could be augmented with metadata reflecting Time Coefficients, lineage of conscious attention, or other XQE-relevant attributes, thereby serving as a practical bridge from current NFT standards to the more esoteric concepts of XQE.</text:span></text:p>
      <text:p text:style-name="P4"/>
      <text:p text:style-name="P67"><text:soft-page-break/><text:span text:style-name="T3">C. Other XEN Ecosystem Projects and XQE Relevance</text:span></text:p>
      <text:p text:style-name="P3"/>
      <text:p text:style-name="P5"><text:span text:style-name="T4">The X1 Wiki </text:span><text:span text:style-name="T9">17</text:span><text:span text:style-name="T4"> catalogs numerous community-driven projects within the XEN ecosystem, including DBXen, NXD Protocol, FENIX, GDXEN, and TGXen. Many of these initiatives focus on enhancing the XEN token's utility, implementing deflationary mechanisms through token burning, developing new tokenomic models, or providing cross-chain functionalities.</text:span></text:p>
      <text:p text:style-name="P5"><text:span text:style-name="T4">From an XQE perspective, projects that contribute to "information coherence," "effective agency," or "collective self-knowing"—all criteria for value within XQE </text:span><text:span text:style-name="T9">3</text:span><text:span text:style-name="T4">—could be seen as aligning with its core principles. For instance, projects that enhance the utility, interoperability, and overall "health" of the XEN ecosystem might be interpreted as indirectly supporting the coherence of the Dynamic Information Field (DIF). The various XEN token burning mechanisms implemented by ecosystem projects </text:span><text:span text:style-name="T9">17</text:span><text:span text:style-name="T4"> could be framed within XQE as a collective, conscious action to increase the "value density" or "coherence" of the remaining XEN-related substance. This would align with XQE's "ethical imperative" to foster collective well-being by actively managing and refining the informational landscape. The TGXen project, for instance, explicitly mentions eligibility for an "XN Airdrop 1:1 TGXen allocation" </text:span><text:span text:style-name="T9">17</text:span><text:span text:style-name="T4">, directly linking a community project focused on XEN burning to the tokenomics of the X1 chain, further illustrating the interconnectedness of these ecosystem layers.</text:span></text:p>
      <text:p text:style-name="P4"/>
      <text:p text:style-name="P68"><text:span text:style-name="T2">VIII. Analysis, Synergies, and Future Trajectories</text:span></text:p>
      <text:p text:style-name="P2"/>
      <text:p text:style-name="P5"><text:span text:style-name="T4">The proposed integration of XENBlocks, the X1 blockchain, and the Xenial Quantum Economy (XQE) presents a complex tapestry of established technologies, novel concepts, and speculative theories. A critical analysis reveals both significant strengths and formidable challenges, alongside potential synergies and intriguing future trajectories.</text:span></text:p>
      <text:p text:style-name="P4"/>
      <text:p text:style-name="P67"><text:span text:style-name="T3">A. Critical Analysis of XENBlocks-X1-XQE Integration</text:span></text:p>
      <text:p text:style-name="P3"/>
      <text:p text:style-name="P11"><text:span text:style-name="T5">Strengths:</text:span></text:p>
      <text:list xml:id="list2879470988" text:style-name="WWNum18">
        <text:list-item>
          <text:p text:style-name="P41"><text:span text:style-name="T5">Novel Conceptual Framework:</text:span><text:span text:style-name="T4"> The XQE offers a unique and intellectually stimulating vision for an economic system grounded in consciousness and quantum principles.</text:span><text:span text:style-name="T9">3</text:span><text:span text:style-name="T4"> This distinctiveness has the potential to attract a dedicated community of researchers, developers, and users intrigued by its paradigm-shifting propositions.</text:span></text:p>
        </text:list-item>
        <text:list-item>
          <text:p text:style-name="P41"><text:span text:style-name="T5">Grounding in Proof of Work:</text:span><text:span text:style-name="T4"> XENBlocks provides a tangible, operational PoW mechanism that generates the XNM token. XNM's explicit designation as a foundational "Symbolic Substance Token" within XQE </text:span><text:span text:style-name="T9">3</text:span><text:span text:style-name="T4"> gives the abstract economic theory a concrete starting point rooted in classical computation.</text:span></text:p>
        </text:list-item>
        <text:list-item>
          <text:p text:style-name="P53"><text:span text:style-name="T5">Focus on Fairness and Accessibility:</text:span><text:span text:style-name="T4"> The design choices for XENBlocks (utilizing the Argon2id algorithm) </text:span><text:span text:style-name="T9">1</text:span><text:span text:style-name="T4"> and the X1 blockchain (featuring zero-cost votes for validators) </text:span><text:span text:style-name="T9">2</text:span><text:span text:style-name="T4"> are geared towards promoting broader participation and decentralization, aligning with often-cited crypto ideals.</text:span></text:p>
        </text:list-item>
      </text:list>
      <text:p text:style-name="P62"><text:span text:style-name="T5">Challenges and Speculative Aspects:</text:span></text:p>
      <text:list xml:id="list8387591" text:style-name="WWNum2">
        <text:list-item>
          <text:p text:style-name="P43"><text:span text:style-name="T5">Empirical Validation of XQE's Core Tenets:</text:span><text:span text:style-name="T4"> The foundational principles of XQE—such as consciousness directly modulating a measurable Time Coefficient, or the practical harvesting of Zero-Point Energy from a "Platonic Vacuum" based on theories like those of Howard and Seely </text:span><text:span text:style-name="T9">3</text:span><text:span text:style-name="T4">—are highly speculative and currently reside outside the bounds of mainstream, empirically validated science. The ultimate success of XQE as envisioned is heavily contingent upon significant breakthroughs in these frontier areas of physics and consciousness research. Consequently, early participation and valuation within such an economy would rely substantially on belief in its foundational principles and the anticipation of future validation, making community conviction and narrative strength exceptionally important.</text:span></text:p>
        </text:list-item>
        <text:list-item>
          <text:p text:style-name="P43"><text:span text:style-name="T5">Measurement and Modulation of the Time Coefficient:</text:span><text:span text:style-name="T4"> The practical, reliable, and scalable measurement of a "Time Coefficient" linked to consciousness and quantum decoherence, let alone its technological modulation via "Decoherence Modulation Technology," represents a monumental scientific and engineering hurdle.</text:span><text:span text:style-name="T9">3</text:span><text:span text:style-name="T4"> Without such capabilities, a core mechanism of XQE remains theoretical.</text:span></text:p>
        </text:list-item>
        <text:list-item>
          <text:p text:style-name="P43"><text:span text:style-name="T5">Bridging the Conceptual-Technical Gap:</text:span><text:span text:style-name="T4"> Translating the profound and often esoteric philosophical concepts of XQE into robust, verifiable, and scalable blockchain mechanisms on the X1 L1 is an extremely complex undertaking. The path from abstract notions of "live information" and "conscious agency" to concrete smart contract logic and token functionalities is fraught with challenges.</text:span></text:p>
        </text:list-item>
        <text:list-item>
          <text:p text:style-name="P54"><text:span text:style-name="T5">Architectural Clarity (SVM vs. EVM):</text:span><text:span text:style-name="T4"> The noted discrepancy between X1's documented SVM architecture </text:span><text:span text:style-name="T9">2</text:span><text:span text:style-name="T4"> and the XENBlocks whitepaper's reference to "Ethereum compatible programmability" </text:span><text:span text:style-name="T9">12</text:span><text:span text:style-name="T4"> requires clear resolution to provide a coherent strategy for developer engagement and ecosystem growth.</text:span></text:p>
        </text:list-item>
      </text:list>
      <text:p text:style-name="P63"><text:span text:style-name="T11">Synergies:</text:span></text:p>
      <text:p text:style-name="P8"><text:soft-page-break/><text:span text:style-name="T11">Despite the challenges, potential synergies exist. The PoW output of XENBlocks (XNM) directly serves as a base-layer "Substance" in the XQE model. The X1 blockchain's high-throughput potential, if realized through its SVM architecture, could support the complex data management and transaction processing needs of XQE's envisioned Dynamic Information Field and Quantum Ledger Network. Furthermore, the philosophical alignment around "first principles of crypto" within the XEN community could foster a strong, cohesive, and resilient user base willing to explore these advanced concepts.</text:span></text:p>
      <text:p text:style-name="P5"><text:span text:style-name="T4">The XEN project appears to follow a phased approach: initially building a broad community and foundational assets (like XEN on Ethereum and XNM via XENBlocks) based on simpler "fair mint" and PoW principles.</text:span><text:span text:style-name="T9">1</text:span><text:span text:style-name="T4"> This established community and its generated assets then become the initial "population" and "substance" for the more ambitious XQE framework, which aims to imbue these activities and assets with deeper, quantum-conscious meaning and utility.</text:span><text:span text:style-name="T9">3</text:span></text:p>
      <text:p text:style-name="P6"/>
      <text:p text:style-name="P67"><text:span text:style-name="T3">B. The Role of the Time Coefficient as a Novel Metric</text:span></text:p>
      <text:p text:style-name="P3"/>
      <text:p text:style-name="P5"><text:span text:style-name="T4">If the Time Coefficient (TC) could be reliably measured and integrated into economic systems, it could revolutionize how value is assessed. It offers a potential pathway to quantify the "quality" of information, the "degree of conscious investment," or the "stability" of an asset in a way that transcends mere data volume, computational work, or traditional utility metrics.</text:span><text:span text:style-name="T9">3</text:span><text:span text:style-name="T4"> A high TC, representing low decoherence and high stability due to focused attention, could become a premium attribute. This could lead to new forms of risk management (where decoherence is a measure of instability) and even novel markets based on "attention-stabilized" assets or patterns.</text:span></text:p>
      <text:p text:style-name="P4"/>
      <text:p text:style-name="P67"><text:span text:style-name="T3">C. Potential Research and Development Pathways</text:span></text:p>
      <text:p text:style-name="P3"/>
      <text:p text:style-name="P11"><text:span text:style-name="T4">The realization of the XQE vision necessitates progress along several research and development trajectories:</text:span></text:p>
      <text:list xml:id="list4112146864" text:style-name="WWNum3">
        <text:list-item>
          <text:p text:style-name="P45"><text:span text:style-name="T5">Fundamental Scientific Research:</text:span><text:span text:style-name="T4"> This includes efforts to empirically validate (or refute) the physical basis of the Time Coefficient, the proposed mechanisms for consciousness-matter interaction, and the feasibility of ZPE harvesting methods as described in related theoretical papers.</text:span><text:span text:style-name="T9">3</text:span></text:p>
        </text:list-item>
        <text:list-item>
          <text:p text:style-name="P45"><text:span text:style-name="T5">Technological Development:</text:span><text:span text:style-name="T4"> This involves creating sensors or methodologies capable of measuring TC-like phenomena; developing practical "Decoherence Modulation Technology" interfaces; and building out the computational and social infrastructure for the Augmented Collective Intelligence (ACI).</text:span></text:p>
        </text:list-item>
        <text:list-item>
          <text:p text:style-name="P55"><text:span text:style-name="T5">X1 Blockchain and SVM Development:</text:span><text:span text:style-name="T4"> Enhancing the X1 L1 to natively support, or efficiently interface with, XQE-specific data types and processes will be crucial. This could involve developing SVM-based smart contracts, oracles, or state channels that can interact with (even if initially proxies of) TC metrics or other XQE-derived parameters.</text:span></text:p>
        </text:list-item>
      </text:list>
      <text:p text:style-name="P27"><text:span text:style-name="T4">The XQE's description of a "Dynamic Information Field" (DIF) shaped by collective attention and ingressed forms, within which conscious agents interact and co-create reality </text:span><text:span text:style-name="T9">3</text:span><text:span text:style-name="T4">, bears a conceptual resemblance to the underpinnings of a deeply immersive and dynamic metaverse. Unlike current metaverses typically built on game engines with predefined physics, an XQE-based metaverse could feature "rules" and an "experiential reality" that are actively and continuously shaped by the consciousness of its participants, offering a far more profound level of interactivity and emergence.</text:span></text:p>
      <text:p text:style-name="P4"/>
      <text:p text:style-name="P67"><text:span text:style-name="T3">D. The Audacity of a Conscious Cosmos Economy</text:span></text:p>
      <text:p text:style-name="P3"/>
      <text:p text:style-name="P5"><text:span text:style-name="T4">The XENBlocks, X1, and Xenial Quantum Economy initiative, in its totality, represents an extraordinarily ambitious endeavor. It seeks to construct not merely a new blockchain or digital currency, but an economic system "fundamentally aligned with the creative, conscious, and evolving nature of the cosmos itself".</text:span><text:span text:style-name="T9">3</text:span><text:span text:style-name="T4"> This vision is characterized by high risk, given its reliance on unproven theories and the immense technical challenges involved, but also by the potential for high reward in terms of paradigm-shifting innovation.</text:span></text:p>
      <text:p text:style-name="P5"><text:span text:style-name="T4">While the path to realizing such a "conscious cosmic co-creation" is fraught with theoretical and practical hurdles, the project stands as a bold attempt to explore the very frontiers of how technology, economics, and our understanding of reality might intersect and co-evolve. It challenges conventional thinking and invites a deeper consideration of the role of consciousness in the universe and in the systems we build.</text:span></text:p>
      <text:p text:style-name="P4"/>
      <text:p text:style-name="P68"><text:span text:style-name="T2">IX. Conclusion</text:span></text:p>
      <text:p text:style-name="P2"><text:soft-page-break/></text:p>
      <text:p text:style-name="P5"><text:span text:style-name="T4">The XENBlocks protocol, operating on the X1 SVM-compatible blockchain, provides a foundational Proof-of-Work layer that generates the XNM (Xenium) token. This token serves as gas on the X1 network and can be staked for further roles and rewards, embodying a commitment to fair mining principles through its use of the Argon2id algorithm.</text:span><text:span text:style-name="T9">2</text:span></text:p>
      <text:p text:style-name="P5"><text:span text:style-name="T4">The integration of these components into the Xenial Quantum Economy (XQE) elevates their significance from purely technical constructs to elements within a highly conceptual, consciousness-centric economic framework.</text:span><text:span text:style-name="T9">3</text:span><text:span text:style-name="T4"> XNM is designated as a "Symbolic Substance Token," representing the value of classical computational work within a system that posits consciousness as fundamental and reality as participatory. The XQE's core tenets, including Federico Faggin's "live information," the "Time Coefficient" modulated by focused attention (as an act of free will), and the ingression of potentiality from a "Platonic Vacuum," propose a radical redefinition of value, time, and substance.</text:span></text:p>
      <text:p text:style-name="P5"><text:span text:style-name="T4">The X1 blockchain is positioned as the L1 substrate potentially capable of supporting the XQE's "Quantum Ledger Network" by managing the classical data records of its abstract quantum and live informational dynamics.</text:span><text:span text:style-name="T9">2</text:span><text:span text:style-name="T4"> XENFTs and other ecosystem projects further extend the potential for representing XQE concepts like stabilized patterns or ingressed novelty.</text:span><text:span text:style-name="T9">17</text:span></text:p>
      <text:p text:style-name="P5"><text:span text:style-name="T4">However, the XQE framework rests heavily on speculative physics (e.g., ZPE harvesting based on Howard/Seely theories </text:span><text:span text:style-name="T9">3</text:span><text:span text:style-name="T4">) and unproven mechanisms of consciousness-matter interaction (e.g., measurable modulation of decoherence rates via attention </text:span><text:span text:style-name="T9">3</text:span><text:span text:style-name="T4">). The practical realization of key XQE metrics like the Time Coefficient and technologies like Decoherence Modulation Technology faces immense scientific and engineering challenges.</text:span></text:p>
      <text:p text:style-name="P5"><text:span text:style-name="T4">The ambitious synthesis of blockchain technology with quantum theory and philosophy of mind is both the project's most compelling aspect and its greatest vulnerability. Success hinges on future breakthroughs in fundamental science and the ability to translate these profound, abstract concepts into verifiable and scalable technological implementations.</text:span></text:p>
      <text:p text:style-name="P64"><text:span text:style-name="T4">In essence, the XENBlocks/X1/XQE endeavor is a pioneering exploration into a new frontier where the digital, the quantum, and the conscious converge. It challenges the boundaries of current economic and technological paradigms, proposing a future where value is intrinsically linked to meaning, attention, and the co-creative potential of consciousness itself. While its ultimate trajectory remains uncertain and dependent on resolving significant theoretical and practical questions, its intellectual audacity provides fertile ground for thought and potential innovation at the intersection of multiple advanced disciplines.</text:span></text:p>
      <text:p text:style-name="P70"><text:span text:style-name="T12">Works cited</text:span></text:p>
      <text:list xml:id="list2520448622" text:style-name="WWNum4">
        <text:list-item>
          <text:p text:style-name="P65"><text:span text:style-name="T13">XenBlocks PoW | Xenblocks PoW, accessed June 13, 2025, </text:span><text:a xlink:type="simple" xlink:href="https://docs.xenblocks.io/" text:style-name="ListLabel_20_163" text:visited-style-name="ListLabel_20_163"><text:span text:style-name="T14">https://docs.xenblocks.io/</text:span></text:a></text:p>
        </text:list-item>
        <text:list-item>
          <text:p text:style-name="P65"><text:span text:style-name="T13">X1 Blockchain: Introduction to X1, accessed June 13, 2025, </text:span><text:a xlink:type="simple" xlink:href="https://docs.x1.xyz/" text:style-name="ListLabel_20_163" text:visited-style-name="ListLabel_20_163"><text:span text:style-name="T14">https://docs.x1.xyz/</text:span></text:a></text:p>
        </text:list-item>
        <text:list-item>
          <text:p text:style-name="P65"><text:span text:style-name="T13">time coefficient....pdf</text:span></text:p>
        </text:list-item>
        <text:list-item>
          <text:p text:style-name="P65"><text:span text:style-name="T13">What Is the Solana Virtual Machine (SVM)? - OSL, accessed June 13, 2025, </text:span><text:a xlink:type="simple" xlink:href="https://osl.com/en/academy/article/what-is-the-solana-virtual-machine-svm" text:style-name="ListLabel_20_163" text:visited-style-name="ListLabel_20_163"><text:span text:style-name="T14">https://osl.com/en/academy/article/what-is-the-solana-virtual-machine-svm</text:span></text:a></text:p>
        </text:list-item>
        <text:list-item>
          <text:p text:style-name="P65"><text:span text:style-name="T13">What is the Solana Virtual Machine (SVM)? - Backpack Learn, accessed June 13, 2025, </text:span><text:a xlink:type="simple" xlink:href="https://learn.backpack.exchange/articles/what-is-the-solana-virtual-machine-svm" text:style-name="ListLabel_20_163" text:visited-style-name="ListLabel_20_163"><text:span text:style-name="T14">https://learn.backpack.exchange/articles/what-is-the-solana-virtual-machine-svm</text:span></text:a></text:p>
        </text:list-item>
        <text:list-item>
          <text:p text:style-name="P65"><text:span text:style-name="T13">Now Supporting OKX X1 Layer 2 - Ankr | Blog, accessed June 13, 2025, </text:span><text:a xlink:type="simple" xlink:href="https://www.ankr.com/blog/now-supporting-okx-x1-layer-2/" text:style-name="ListLabel_20_163" text:visited-style-name="ListLabel_20_163"><text:span text:style-name="T14">https://www.ankr.com/blog/now-supporting-okx-x1-layer-2/</text:span></text:a></text:p>
        </text:list-item>
        <text:list-item>
          <text:p text:style-name="P65"><text:span text:style-name="T13">Indo-Asian News Service-OKX'S X1 TESTNET NOW SUPPORTED BY QUICKSWAP DEX, accessed June 13, 2025, </text:span><text:a xlink:type="simple" xlink:href="https://ians.in/pr-wire-detail/okxs-x1-testnet-now-supported-by-quickswap-dex-27-12-2023" text:style-name="ListLabel_20_163" text:visited-style-name="ListLabel_20_163"><text:span text:style-name="T14">https://ians.in/pr-wire-detail/okxs-x1-testnet-now-supported-by-quickswap-dex-27-12-2023</text:span></text:a></text:p>
        </text:list-item>
        <text:list-item>
          <text:p text:style-name="P65"><text:span text:style-name="T13">X1EcoChain/whitepaper: X1 EcoChain - GitHub, accessed June 13, 2025, </text:span><text:a xlink:type="simple" xlink:href="https://github.com/X1EcoChain/whitepaper" text:style-name="ListLabel_20_163" text:visited-style-name="ListLabel_20_163"><text:span text:style-name="T14">https://github.com/X1EcoChain/whitepaper</text:span></text:a></text:p>
        </text:list-item>
        <text:list-item>
          <text:p text:style-name="P65"><text:span text:style-name="T13">ADA, TON surge expose market weakness; BlockDAG's X1 app sets new record with 1.5M users - Crypto News, accessed June 13, 2025, </text:span><text:a xlink:type="simple" xlink:href="https://crypto.news/ada-ton-surge-expose-market-weakness-blockdags-x1-app-sets-new-record-with-1-5m-users/" text:style-name="ListLabel_20_163" text:visited-style-name="ListLabel_20_163"><text:span text:style-name="T14">https://crypto.news/ada-ton-surge-expose-market-weakness-blockdags-x1-app-sets-new-record-with-1-5m-users/</text:span></text:a></text:p>
        </text:list-item>
        <text:list-item>
          <text:p text:style-name="P65"><text:span text:style-name="T13">Cypherock X1 - Hardware - Choose your wallet - Bitcoin, accessed June 13, 2025, </text:span><text:a xlink:type="simple" xlink:href="https://bitcoin.org/en/wallets/hardware/cypherockx1/" text:style-name="ListLabel_20_163" text:visited-style-name="ListLabel_20_163"><text:span text:style-name="T14">https://bitcoin.org/en/wallets/hardware/cypherockx1/</text:span></text:a></text:p>
        </text:list-item>
        <text:list-item>
          <text:p text:style-name="P65"><text:span text:style-name="T13">Reproducible Builds in Cypherock X1: The Open-Source Hardware Wallet, accessed June 13, 2025, </text:span><text:a xlink:type="simple" xlink:href="https://www.cypherock.com/blogs/behind-the-scenes-reproducible-builds-and-open-source-development-in-cypherock-x1" text:style-name="ListLabel_20_163" text:visited-style-name="ListLabel_20_163"><text:span text:style-name="T14">https://www.cypherock.com/blogs/behind-the-scenes-reproducible-builds-and-open-source-development-in-cypherock-x1</text:span></text:a></text:p>
        </text:list-item>
        <text:list-item>
          <text:p text:style-name="P65"><text:span text:style-name="T13">XenBlocks Whitepaper v. 0.1 - Reddit, accessed June 13, 2025, </text:span><text:a xlink:type="simple" xlink:href="https://www.reddit.com/r/XenBlocks/comments/17itz80/xenblocks_whitepaper_v_01/" text:style-name="ListLabel_20_163" text:visited-style-name="ListLabel_20_163"><text:span text:style-name="T14">https://www.reddit.com/r/XenBlocks/comments/17itz80/xenblocks_whitepaper_v_01/</text:span></text:a></text:p>
        </text:list-item>
        <text:list-item>
          <text:p text:style-name="P65"><text:span text:style-name="T13">X1 Validator, accessed June 13, 2025, </text:span><text:a xlink:type="simple" xlink:href="http://x1val.online/" text:style-name="ListLabel_20_163" text:visited-style-name="ListLabel_20_163"><text:span text:style-name="T14">http://x1val.online/</text:span></text:a></text:p>
        </text:list-item>
        <text:list-item>
          <text:p text:style-name="P65"><text:soft-page-break/><text:span text:style-name="T13">Trabajos, empleo de Forking | Freelancer, accessed June 13, 2025, </text:span><text:a xlink:type="simple" xlink:href="https://www.freelancer.ec/job-search/forking/" text:style-name="ListLabel_20_163" text:visited-style-name="ListLabel_20_163"><text:span text:style-name="T14">https://www.freelancer.ec/job-search/forking/</text:span></text:a></text:p>
        </text:list-item>
        <text:list-item>
          <text:p text:style-name="P65"><text:span text:style-name="T13">How to add wallet in website Jobs, Employment | Freelancer, accessed June 13, 2025, </text:span><text:a xlink:type="simple" xlink:href="https://www.freelancer.com/job-search/how-to-add-wallet-in-website/38/" text:style-name="ListLabel_20_163" text:visited-style-name="ListLabel_20_163"><text:span text:style-name="T14">https://www.freelancer.com/job-search/how-to-add-wallet-in-website/38/</text:span></text:a></text:p>
        </text:list-item>
        <text:list-item>
          <text:p text:style-name="P65"><text:span text:style-name="T13">There is a number of fair ways to get into #X1 Blockchain: | 0xmr33 on Binance Square, accessed June 13, 2025, </text:span><text:a xlink:type="simple" xlink:href="https://www.binance.com/en-TR/square/post/4090766669610" text:style-name="ListLabel_20_163" text:visited-style-name="ListLabel_20_163"><text:span text:style-name="T14">https://www.binance.com/en-TR/square/post/4090766669610</text:span></text:a></text:p>
        </text:list-item>
        <text:list-item>
          <text:p text:style-name="P65"><text:span text:style-name="T13">A Simple Wiki Page of X1 Blockchain XEN Crypto Ecosystem.md at main - GitHub, accessed June 13, 2025, </text:span><text:a xlink:type="simple" xlink:href="https://github.com/xenartist/x1-wiki/blob/main/X1.Wiki%20-%20A%20Simple%20Wiki%20Page%20of%20X1%20Blockchain%20XEN%20Crypto%20Ecosystem.md" text:style-name="ListLabel_20_163" text:visited-style-name="ListLabel_20_163"><text:span text:style-name="T14">https://github.com/xenartist/x1-wiki/blob/main/X1.Wiki%20-%20A%20Simple%20Wiki%20Page%20of%20X1%20Blockchain%20XEN%20Crypto%20Ecosystem.md</text:span></text:a></text:p>
        </text:list-item>
        <text:list-item>
          <text:p text:style-name="P65"><text:span text:style-name="T13">What Is Argon2? Password Hashing Explained - JumpCloud, accessed June 13, 2025, </text:span><text:a xlink:type="simple" xlink:href="https://jumpcloud.com/it-index/what-is-argon2" text:style-name="ListLabel_20_163" text:visited-style-name="ListLabel_20_163"><text:span text:style-name="T14">https://jumpcloud.com/it-index/what-is-argon2</text:span></text:a></text:p>
        </text:list-item>
        <text:list-item>
          <text:p text:style-name="P65"><text:span text:style-name="T13">What is Argon2? - argon2-cffi 25.1.0 documentation, accessed June 13, 2025, </text:span><text:a xlink:type="simple" xlink:href="https://argon2-cffi.readthedocs.io/en/stable/argon2.html" text:style-name="ListLabel_20_163" text:visited-style-name="ListLabel_20_163"><text:span text:style-name="T14">https://argon2-cffi.readthedocs.io/en/stable/argon2.html</text:span></text:a></text:p>
        </text:list-item>
        <text:list-item>
          <text:p text:style-name="P65"><text:span text:style-name="T13">Unlocking the Strength of Argon2: The Future of Secure Hashing - Online Hash Crack, accessed June 13, 2025, </text:span><text:a xlink:type="simple" xlink:href="https://www.onlinehashcrack.com/guides/cryptography-algorithms/unlocking-the-strength-of-argon2-the-future-of-secure-hashing.php" text:style-name="ListLabel_20_163" text:visited-style-name="ListLabel_20_163"><text:span text:style-name="T14">https://www.onlinehashcrack.com/guides/cryptography-algorithms/unlocking-the-strength-of-argon2-the-future-of-secure-hashing.php</text:span></text:a></text:p>
        </text:list-item>
        <text:list-item>
          <text:p text:style-name="P65"><text:span text:style-name="T13">The password hash Argon2, winner of PHC - GitHub, accessed June 13, 2025, </text:span><text:a xlink:type="simple" xlink:href="https://github.com/P-H-C/phc-winner-argon2" text:style-name="ListLabel_20_163" text:visited-style-name="ListLabel_20_163"><text:span text:style-name="T14">https://github.com/P-H-C/phc-winner-argon2</text:span></text:a></text:p>
        </text:list-item>
        <text:list-item>
          <text:p text:style-name="P65"><text:span text:style-name="T13">X1/Mine-XenBlocks.md at main · JozefJarosciak/X1 - GitHub, accessed June 13, 2025, </text:span><text:a xlink:type="simple" xlink:href="https://github.com/JozefJarosciak/X1/blob/main/Mine-XenBlocks.md" text:style-name="ListLabel_20_163" text:visited-style-name="ListLabel_20_163"><text:span text:style-name="T14">https://github.com/JozefJarosciak/X1/blob/main/Mine-XenBlocks.md</text:span></text:a></text:p>
        </text:list-item>
        <text:list-item>
          <text:p text:style-name="P65"><text:span text:style-name="T13">Releases · woodysoil/XenblocksMiner - GitHub, accessed June 13, 2025, </text:span><text:a xlink:type="simple" xlink:href="https://github.com/woodysoil/XenblocksMiner/releases" text:style-name="ListLabel_20_163" text:visited-style-name="ListLabel_20_163"><text:span text:style-name="T14">https://github.com/woodysoil/XenblocksMiner/releases</text:span></text:a></text:p>
        </text:list-item>
        <text:list-item>
          <text:p text:style-name="P65"><text:span text:style-name="T13">Understanding Block Rewards | Built In, accessed June 13, 2025, </text:span><text:a xlink:type="simple" xlink:href="https://builtin.com/articles/block-reward" text:style-name="ListLabel_20_163" text:visited-style-name="ListLabel_20_163"><text:span text:style-name="T14">https://builtin.com/articles/block-reward</text:span></text:a></text:p>
        </text:list-item>
        <text:list-item>
          <text:p text:style-name="P65"><text:span text:style-name="T13">What is a Block Reward? - OSL, accessed June 13, 2025, </text:span><text:a xlink:type="simple" xlink:href="https://osl.com/academy/article/what-is-a-block-reward/" text:style-name="ListLabel_20_163" text:visited-style-name="ListLabel_20_163"><text:span text:style-name="T14">https://osl.com/academy/article/what-is-a-block-reward/</text:span></text:a></text:p>
        </text:list-item>
        <text:list-item>
          <text:p text:style-name="P65"><text:span text:style-name="T13">Block Reward | Incentive for Miners to Mine Blocks - Learn Me A Bitcoin, accessed June 13, 2025, </text:span><text:a xlink:type="simple" xlink:href="https://learnmeabitcoin.com/technical/mining/block-reward/" text:style-name="ListLabel_20_163" text:visited-style-name="ListLabel_20_163"><text:span text:style-name="T14">https://learnmeabitcoin.com/technical/mining/block-reward/</text:span></text:a></text:p>
        </text:list-item>
        <text:list-item>
          <text:p text:style-name="P65"><text:span text:style-name="T13">To explain how this new framework—Lynchpin Number Theory and the - Squarespace, accessed June 13, 2025, </text:span><text:a xlink:type="simple" xlink:href="https://static1.squarespace.com/static/5f3c292b69b32e2a8fc88ce7/t/67ea03f27b8d5927f9545e27/1743389683055/To_explain_how+%281%29.pdf" text:style-name="ListLabel_20_163" text:visited-style-name="ListLabel_20_163"><text:span text:style-name="T14">https://static1.squarespace.com/static/5f3c292b69b32e2a8fc88ce7/t/67ea03f27b8d5927f9545e27/1743389683055/To_explain_how+%281%29.pdf</text:span></text:a></text:p>
        </text:list-item>
        <text:list-item>
          <text:p text:style-name="P65"><text:span text:style-name="T13">XEN Crypto price today, XEN to USD live price, marketcap and chart | CoinMarketCap, accessed June 13, 2025, </text:span><text:a xlink:type="simple" xlink:href="https://coinmarketcap.com/currencies/xen-crypto/" text:style-name="ListLabel_20_163" text:visited-style-name="ListLabel_20_163"><text:span text:style-name="T14">https://coinmarketcap.com/currencies/xen-crypto/</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5" style:display-name="ListLabel 1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6" style:display-name="ListLabel 1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7" style:display-name="ListLabel 1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8" style:display-name="ListLabel 1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9" style:display-name="ListLabel 1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0" style:display-name="ListLabel 1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1" style:display-name="ListLabel 1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2" style:display-name="ListLabel 1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3" style:display-name="ListLabel 1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4" style:display-name="ListLabel 1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5" style:display-name="ListLabel 1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6" style:display-name="ListLabel 1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7" style:display-name="ListLabel 1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8" style:display-name="ListLabel 1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9" style:display-name="ListLabel 1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1" style:display-name="ListLabel 1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2" style:display-name="ListLabel 1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3" style:display-name="ListLabel 1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4" style:display-name="ListLabel 1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5" style:display-name="ListLabel 1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6" style:display-name="ListLabel 1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7" style:display-name="ListLabel 1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8" style:display-name="ListLabel 1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9" style:display-name="ListLabel 1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0" style:display-name="ListLabel 1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1" style:display-name="ListLabel 1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2" style:display-name="ListLabel 1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3" style:display-name="ListLabel 1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4" style:display-name="ListLabel 1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5" style:display-name="ListLabel 1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6" style:display-name="ListLabel 1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7" style:display-name="ListLabel 1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8" style:display-name="ListLabel 1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9" style:display-name="ListLabel 1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0" style:display-name="ListLabel 1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1" style:display-name="ListLabel 1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2" style:display-name="ListLabel 1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3" style:display-name="ListLabel 163" style:family="text">
      <style:text-properties fo:color="#0000ee" style:font-name="Google Sans" fo:font-family="'Google Sans'" style:font-family-generic="roman" style:font-pitch="variable" fo:font-size="12pt" style:text-underline-style="solid" style:text-underline-width="auto" style:text-underline-color="font-color" style:font-name-asian="Google Sans1" style:font-family-asian="'Google Sans'" style:font-family-generic-asian="system" style:font-pitch-asian="variable" style:font-size-asian="12pt" style:font-name-complex="Google Sans1" style:font-family-complex="'Google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0" meta:object-count="0" meta:page-count="16" meta:paragraph-count="358" meta:word-count="10526" meta:character-count="75215" meta:non-whitespace-character-count="65166"/>
    <meta:generator>LibreOfficeDev/6.0.5.2$Linux_X86_64 LibreOffice_project/</meta:generator>
  </office:meta>
</office:document-meta>
</file>